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231cm"/>
    </style:style>
    <style:style style:name="co8" style:family="table-column">
      <style:table-column-properties fo:break-before="auto" style:column-width="5.121cm"/>
    </style:style>
    <style:style style:name="co9" style:family="table-column">
      <style:table-column-properties fo:break-before="auto" style:column-width="2.589cm"/>
    </style:style>
    <style:style style:name="ro1" style:family="table-row">
      <style:table-row-properties style:row-height="1.198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1.25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105">
      <style:table-cell-properties fo:background-color="#729fcf" style:text-align-source="fix" style:repeat-content="false" fo:border="0.2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5">
      <style:table-cell-properties fo:background-color="#729fcf" style:text-align-source="fix" style:repeat-content="false" fo:border="0.2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105">
      <style:table-cell-properties fo:background-color="#729fcf" style:text-align-source="fix" style:repeat-content="false" fo:border="0.2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8f2a1" style:text-align-source="fix" style:repeat-content="false" fo:border="0.2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8f2a1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105">
      <style:table-cell-properties fo:border-bottom="1.25pt solid #000000" fo:background-color="#ffe994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729fcf" fo:border="0.99pt solid #000000"/>
    </style:style>
    <style:style style:name="ce17" style:family="table-cell" style:parent-style-name="Default" style:data-style-name="N10105">
      <style:table-cell-properties fo:background-color="#729fcf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8f2a1" style:text-align-source="fix" style:repeat-content="false" fo:border="1.2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4000" fo:border="1.25pt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1" style:family="table-cell" style:parent-style-name="Default">
      <style:table-cell-properties fo:background-color="#e8f2a1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1.25pt solid #000000"/>
    </style:style>
    <style:style style:name="ce23" style:family="table-cell" style:parent-style-name="Default">
      <style:table-cell-properties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05">
      <style:table-cell-properties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994" style:text-align-source="fix" style:repeat-content="false" fo:border="1.2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5">
      <style:table-cell-properties fo:background-color="#ffe994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105">
      <style:table-cell-properties fo:background-color="#ffe994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e994" fo:border="1.25pt solid #000000"/>
    </style:style>
    <style:style style:name="ce3" style:family="table-cell" style:parent-style-name="Default">
      <style:table-cell-properties fo:background-color="#ff4000" fo:border="1.25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8f2a1" fo:border="1.25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69a2e" fo:border="1.25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69a2e" fo:border="1.25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30e2d6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105">
      <style:table-cell-properties fo:background-color="#ffe994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5">
      <style:table-cell-properties fo:background-color="#729fcf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994" fo:border="1.25pt solid #0000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e8f2a1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5">
      <style:table-cell-properties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Bad" style:base-cell-address="Hoja1.B47"/>
      <style:map style:condition="cell-content()&gt;0" style:apply-style-name="Sin_20_título3" style:base-cell-address="Hoja1.B47"/>
    </style:style>
    <style:style style:name="ce52" style:family="table-cell" style:parent-style-name="Default" style:data-style-name="N105">
      <style:table-cell-properties style:text-align-source="fix" style:repeat-content="false" fo:border="1.25pt solid #000000"/>
      <style:paragraph-properties fo:text-align="center" fo:margin-left="0cm"/>
      <style:text-properties fo:color="#342a06" fo:font-weight="bold" style:font-weight-asian="bold" style:font-weight-complex="bold"/>
      <style:map style:condition="cell-content()&lt;0" style:apply-style-name="Bad" style:base-cell-address="Hoja1.B47"/>
      <style:map style:condition="cell-content()&gt;0" style:apply-style-name="Sin_20_título3" style:base-cell-address="Hoja1.B47"/>
    </style:style>
    <style:style style:name="ce59" style:family="table-cell" style:parent-style-name="Default">
      <style:table-cell-properties fo:background-color="#ffe994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ca5db" fo:border="1.25pt solid #0000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0105"/>
    <style:style style:name="ce65" style:family="table-cell" style:parent-style-name="Default">
      <style:table-cell-properties fo:background-color="#729fcf" fo:border="1.25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0000" style:text-align-source="fix" style:repeat-content="false" fo:border="1.25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10107">
      <style:table-cell-properties fo:background-color="#ff0000" style:text-align-source="fix" style:repeat-content="false" fo:border="0.99pt solid #000000"/>
      <style:paragraph-properties fo:text-align="center" fo:margin-left="0cm"/>
      <style:text-properties fo:color="#342a06" fo:font-weight="bold" style:font-weight-asian="bold" style:font-weight-complex="bold"/>
    </style:style>
    <style:style style:name="ce68" style:family="table-cell" style:parent-style-name="Default" style:data-style-name="N10107">
      <style:table-cell-properties fo:background-color="#ffdbb6" style:text-align-source="fix" style:repeat-content="false" fo:border="1.25pt solid #000000"/>
      <style:paragraph-properties fo:text-align="center" fo:margin-left="0cm"/>
      <style:text-properties fo:color="#342a06" fo:font-weight="bold" style:font-weight-asian="bold" style:font-weight-complex="bold"/>
    </style:style>
    <style:style style:name="ce69" style:family="table-cell" style:parent-style-name="Default">
      <style:table-cell-properties fo:background-color="#77bc65" style:text-align-source="fix" style:repeat-content="false" fo:border="1.25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ca5db" fo:border="1.25pt solid #000000"/>
      <style:text-properties fo:font-weight="bold" style:font-weight-asian="bold" style:font-weight-complex="bold"/>
    </style:style>
    <style:style style:name="ce70" style:family="table-cell" style:parent-style-name="Default" style:data-style-name="N10107">
      <style:table-cell-properties fo:background-color="#77bc65" style:text-align-source="fix" style:repeat-content="false" fo:border="0.99pt solid #000000"/>
      <style:paragraph-properties fo:text-align="center" fo:margin-left="0cm"/>
      <style:text-properties fo:color="#342a06" fo:font-weight="bold" style:font-weight-asian="bold" style:font-weight-complex="bold"/>
    </style:style>
    <style:style style:name="ce71" style:family="table-cell" style:parent-style-name="Default" style:data-style-name="N10107">
      <style:table-cell-properties fo:background-color="#ffffa6" style:text-align-source="fix" style:repeat-content="false" fo:border="1.25pt solid #000000"/>
      <style:paragraph-properties fo:text-align="center" fo:margin-left="0cm"/>
      <style:text-properties fo:color="#342a06" fo:font-weight="bold" style:font-weight-asian="bold" style:font-weight-complex="bold"/>
    </style:style>
    <style:style style:name="ce72" style:family="table-cell" style:parent-style-name="Default">
      <style:table-cell-properties fo:background-color="#30e2d6" style:text-align-source="fix" style:repeat-content="false" fo:border="1.25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 style:data-style-name="N10107">
      <style:table-cell-properties fo:background-color="#30e2d6" style:text-align-source="fix" style:repeat-content="false" fo:border="0.99pt solid #000000"/>
      <style:paragraph-properties fo:text-align="center" fo:margin-left="0cm"/>
      <style:text-properties fo:color="#342a06" fo:font-weight="bold" style:font-weight-asian="bold" style:font-weight-complex="bold"/>
      <style:map style:condition="cell-content()&lt;0" style:apply-style-name="Bad" style:base-cell-address="Hoja1.R33"/>
      <style:map style:condition="cell-content()&gt;0" style:apply-style-name="Good" style:base-cell-address="Hoja1.R33"/>
    </style:style>
    <style:style style:name="ce74" style:family="table-cell" style:parent-style-name="Default" style:data-style-name="N10107">
      <style:table-cell-properties fo:background-color="#30e2d6" style:text-align-source="fix" style:repeat-content="false" fo:border="1.25pt solid #000000"/>
      <style:paragraph-properties fo:text-align="center" fo:margin-left="0cm"/>
      <style:text-properties fo:color="#342a06" fo:font-weight="bold" style:font-weight-asian="bold" style:font-weight-complex="bold"/>
    </style:style>
    <style:style style:name="ce8" style:family="table-cell" style:parent-style-name="Default">
      <style:table-cell-properties fo:background-color="#729fcf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fo:border="1.2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dddddd" style:text-align-source="fix" style:repeat-content="false" fo:wrap-option="wrap" fo:border="1.25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3" style:family="table-cell" style:parent-style-name="Default">
      <style:table-cell-properties fo:background-color="#ff4000" fo:border="1.25pt solid #000000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4000" fo:border="1.25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8f2a1" fo:border="1.25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e994" fo:border="1.25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ca5db" fo:border="1.25pt solid #000000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eca5db" fo:border="1.25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069a2e" fo:border="1.25pt solid #000000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069a2e" fo:border="1.25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30e2d6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729fcf" style:text-align-source="fix" style:repeat-content="false" fo:border="1.2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105">
      <style:table-cell-properties fo:background-color="#729fcf" style:text-align-source="fix" style:repeat-content="false" fo:border="0.26pt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105">
      <style:table-cell-properties fo:background-color="#729fcf" style:text-align-source="fix" style:repeat-content="false" fo:border="0.2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10105">
      <style:table-cell-properties fo:background-color="#729fcf" style:text-align-source="fix" style:repeat-content="false" fo:border="0.2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e8f2a1" style:text-align-source="fix" style:repeat-content="false" fo:border="0.26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8f2a1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105">
      <style:table-cell-properties fo:border-bottom="1.25pt solid #000000" fo:background-color="#ffe994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729fcf" fo:border="0.99pt solid #000000"/>
    </style:style>
    <style:style style:name="ce111" style:family="table-cell" style:parent-style-name="Default" style:data-style-name="N10105">
      <style:table-cell-properties fo:background-color="#729fcf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0105">
      <style:table-cell-properties fo:background-color="#ffe994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5">
      <style:table-cell-properties fo:background-color="#729fcf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#e8f2a1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5">
      <style:table-cell-properties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Bad" style:base-cell-address="Hoja1.B47"/>
      <style:map style:condition="cell-content()&gt;0" style:apply-style-name="Sin_20_título3" style:base-cell-address="Hoja1.B47"/>
    </style:style>
    <style:style style:name="ce116" style:family="table-cell" style:parent-style-name="Default" style:data-style-name="N105">
      <style:table-cell-properties style:text-align-source="fix" style:repeat-content="false" fo:border="1.25pt solid #000000"/>
      <style:paragraph-properties fo:text-align="center" fo:margin-left="0cm"/>
      <style:text-properties fo:color="#342a06" fo:font-weight="bold" style:font-weight-asian="bold" style:font-weight-complex="bold"/>
      <style:map style:condition="cell-content()&lt;0" style:apply-style-name="Bad" style:base-cell-address="Hoja1.B47"/>
      <style:map style:condition="cell-content()&gt;0" style:apply-style-name="Sin_20_título3" style:base-cell-address="Hoja1.B47"/>
    </style:style>
    <style:style style:name="ce117" style:family="table-cell" style:parent-style-name="Default">
      <style:table-cell-properties fo:background-color="#e8f2a1" style:text-align-source="fix" style:repeat-content="false" fo:border="1.2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19" style:family="table-cell" style:parent-style-name="Default">
      <style:table-cell-properties fo:background-color="#e8f2a1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1.25pt solid #000000"/>
    </style:style>
    <style:style style:name="ce121" style:family="table-cell" style:parent-style-name="Default">
      <style:table-cell-properties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0105">
      <style:table-cell-properties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e994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e994" style:text-align-source="fix" style:repeat-content="false" fo:border="1.25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05">
      <style:table-cell-properties fo:background-color="#ffe994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105">
      <style:table-cell-properties fo:background-color="#ffe994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e994" fo:border="1.25pt solid #000000"/>
    </style:style>
    <style:style style:name="ce128" style:family="table-cell" style:parent-style-name="Default" style:data-style-name="N10105"/>
    <style:style style:name="ce129" style:family="table-cell" style:parent-style-name="Default">
      <style:table-cell-properties fo:background-color="#729fcf" fo:border="1.25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0000" style:text-align-source="fix" style:repeat-content="false" fo:border="1.25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10107">
      <style:table-cell-properties fo:background-color="#ff0000" style:text-align-source="fix" style:repeat-content="false" fo:border="0.99pt solid #000000"/>
      <style:paragraph-properties fo:text-align="center" fo:margin-left="0cm"/>
      <style:text-properties fo:color="#342a06" fo:font-weight="bold" style:font-weight-asian="bold" style:font-weight-complex="bold"/>
    </style:style>
    <style:style style:name="ce132" style:family="table-cell" style:parent-style-name="Default" style:data-style-name="N10107">
      <style:table-cell-properties fo:background-color="#ffdbb6" style:text-align-source="fix" style:repeat-content="false" fo:border="1.25pt solid #000000"/>
      <style:paragraph-properties fo:text-align="center" fo:margin-left="0cm"/>
      <style:text-properties fo:color="#342a06" fo:font-weight="bold" style:font-weight-asian="bold" style:font-weight-complex="bold"/>
    </style:style>
    <style:style style:name="ce133" style:family="table-cell" style:parent-style-name="Default">
      <style:table-cell-properties fo:background-color="#77bc65" style:text-align-source="fix" style:repeat-content="false" fo:border="1.25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 style:data-style-name="N10107">
      <style:table-cell-properties fo:background-color="#77bc65" style:text-align-source="fix" style:repeat-content="false" fo:border="0.99pt solid #000000"/>
      <style:paragraph-properties fo:text-align="center" fo:margin-left="0cm"/>
      <style:text-properties fo:color="#342a06" fo:font-weight="bold" style:font-weight-asian="bold" style:font-weight-complex="bold"/>
    </style:style>
    <style:style style:name="ce135" style:family="table-cell" style:parent-style-name="Default" style:data-style-name="N10107">
      <style:table-cell-properties fo:background-color="#ffffa6" style:text-align-source="fix" style:repeat-content="false" fo:border="1.25pt solid #000000"/>
      <style:paragraph-properties fo:text-align="center" fo:margin-left="0cm"/>
      <style:text-properties fo:color="#342a06" fo:font-weight="bold" style:font-weight-asian="bold" style:font-weight-complex="bold"/>
    </style:style>
    <style:style style:name="ce136" style:family="table-cell" style:parent-style-name="Default">
      <style:table-cell-properties fo:background-color="#30e2d6" style:text-align-source="fix" style:repeat-content="false" fo:border="1.25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 style:data-style-name="N10107">
      <style:table-cell-properties fo:background-color="#30e2d6" style:text-align-source="fix" style:repeat-content="false" fo:border="0.99pt solid #000000"/>
      <style:paragraph-properties fo:text-align="center" fo:margin-left="0cm"/>
      <style:text-properties fo:color="#342a06" fo:font-weight="bold" style:font-weight-asian="bold" style:font-weight-complex="bold"/>
      <style:map style:condition="cell-content()&lt;0" style:apply-style-name="Bad" style:base-cell-address="Hoja1.R33"/>
      <style:map style:condition="cell-content()&gt;0" style:apply-style-name="Good" style:base-cell-address="Hoja1.R33"/>
    </style:style>
    <style:style style:name="ce138" style:family="table-cell" style:parent-style-name="Default" style:data-style-name="N10107">
      <style:table-cell-properties fo:background-color="#30e2d6" style:text-align-source="fix" style:repeat-content="false" fo:border="1.25pt solid #000000"/>
      <style:paragraph-properties fo:text-align="center" fo:margin-left="0cm"/>
      <style:text-properties fo:color="#342a0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5"/>
        <table:table-column table:style-name="co2" table:number-columns-repeated="8" table:default-cell-style-name="ce108"/>
        <table:table-column table:style-name="co3" table:default-cell-style-name="ce108"/>
        <table:table-column table:style-name="co2" table:default-cell-style-name="ce108"/>
        <table:table-column table:style-name="co4" table:default-cell-style-name="ce108"/>
        <table:table-column table:style-name="co5" table:default-cell-style-name="ce108"/>
        <table:table-column table:style-name="co6" table:default-cell-style-name="ce119"/>
        <table:table-column table:style-name="co7" table:default-cell-style-name="ce123"/>
        <table:table-column table:style-name="co2" table:default-cell-style-name="Default"/>
        <table:table-column table:style-name="co2" table:default-cell-style-name="ce129"/>
        <table:table-column table:style-name="co8" table:default-cell-style-name="ce131"/>
        <table:table-column table:style-name="co9" table:default-cell-style-name="Default"/>
        <table:table-row table:style-name="ro1">
          <table:table-cell table:style-name="ce92" office:value-type="string" calcext:value-type="string" table:number-columns-spanned="15" table:number-rows-spanned="1">
            <text:p>TABLA DE INVERSIONES, GASTOS E INGRESOS</text:p>
          </table:table-cell>
          <table:covered-table-cell table:number-columns-repeated="12" table:style-name="ce102"/>
          <table:covered-table-cell table:style-name="ce95"/>
          <table:covered-table-cell/>
          <table:table-cell/>
          <table:table-cell table:style-name="Default" table:number-columns-repeated="2"/>
          <table:table-cell/>
        </table:table-row>
        <table:table-row table:style-name="ro2">
          <table:table-cell table:style-name="ce93" office:value-type="string" calcext:value-type="string">
            <text:p>Inversiones</text:p>
          </table:table-cell>
          <table:table-cell table:style-name="ce103" office:value-type="string" calcext:value-type="string">
            <text:p>Enero</text:p>
          </table:table-cell>
          <table:table-cell table:style-name="ce103" office:value-type="string" calcext:value-type="string">
            <text:p>febrero</text:p>
          </table:table-cell>
          <table:table-cell table:style-name="ce103" office:value-type="string" calcext:value-type="string">
            <text:p>marzo</text:p>
          </table:table-cell>
          <table:table-cell table:style-name="ce103" office:value-type="string" calcext:value-type="string">
            <text:p>abril</text:p>
          </table:table-cell>
          <table:table-cell table:style-name="ce103" office:value-type="string" calcext:value-type="string">
            <text:p>mayo</text:p>
          </table:table-cell>
          <table:table-cell table:style-name="ce103" office:value-type="string" calcext:value-type="string">
            <text:p>junio</text:p>
          </table:table-cell>
          <table:table-cell table:style-name="ce103" office:value-type="string" calcext:value-type="string">
            <text:p>julio</text:p>
          </table:table-cell>
          <table:table-cell table:style-name="ce103" office:value-type="string" calcext:value-type="string">
            <text:p>agosto</text:p>
          </table:table-cell>
          <table:table-cell table:style-name="ce103" office:value-type="string" calcext:value-type="string">
            <text:p>septiembre</text:p>
          </table:table-cell>
          <table:table-cell table:style-name="ce103" office:value-type="string" calcext:value-type="string">
            <text:p>octubre</text:p>
          </table:table-cell>
          <table:table-cell table:style-name="ce103" office:value-type="string" calcext:value-type="string">
            <text:p>noviembre</text:p>
          </table:table-cell>
          <table:table-cell table:style-name="ce103" office:value-type="string" calcext:value-type="string">
            <text:p>diciembre</text:p>
          </table:table-cell>
          <table:table-cell table:style-name="ce117" office:value-type="string" calcext:value-type="string">
            <text:p>Cantidad TOTAL</text:p>
          </table:table-cell>
          <table:table-cell table:style-name="ce124" office:value-type="string" calcext:value-type="string">
            <text:p>Total</text:p>
          </table:table-cell>
          <table:table-cell/>
          <table:table-cell table:style-name="Default"/>
          <table:table-cell table:style-name="ce130" office:value-type="string" calcext:value-type="string" table:number-columns-spanned="2" table:number-rows-spanned="1">
            <text:p>Inversiones + Gastos</text:p>
          </table:table-cell>
          <table:covered-table-cell table:style-name="ce120"/>
        </table:table-row>
        <table:table-row table:style-name="ro3">
          <table:table-cell table:style-name="ce94" office:value-type="string" calcext:value-type="string">
            <text:p>Portátil</text:p>
          </table:table-cell>
          <table:table-cell table:style-name="ce104" table:formula="of:=(599.99 * [.B8])" office:value-type="currency" office:currency="EUR" office:value="599.99" calcext:value-type="currency">
            <text:p>599,99 €</text:p>
          </table:table-cell>
          <table:table-cell table:style-name="ce104" table:formula="of:=(599.99 * [.C8])" office:value-type="currency" office:currency="EUR" office:value="0" calcext:value-type="currency">
            <text:p>0,00 €</text:p>
          </table:table-cell>
          <table:table-cell table:style-name="ce104" table:formula="of:=(599.99 * [.D8])" office:value-type="currency" office:currency="EUR" office:value="0" calcext:value-type="currency">
            <text:p>0,00 €</text:p>
          </table:table-cell>
          <table:table-cell table:style-name="ce104" table:formula="of:=(599.99 * [.E8])" office:value-type="currency" office:currency="EUR" office:value="0" calcext:value-type="currency">
            <text:p>0,00 €</text:p>
          </table:table-cell>
          <table:table-cell table:style-name="ce104" table:formula="of:=(599.99 * [.F8])" office:value-type="currency" office:currency="EUR" office:value="0" calcext:value-type="currency">
            <text:p>0,00 €</text:p>
          </table:table-cell>
          <table:table-cell table:style-name="ce104" table:formula="of:=(599.99 * [.G8])" office:value-type="currency" office:currency="EUR" office:value="0" calcext:value-type="currency">
            <text:p>0,00 €</text:p>
          </table:table-cell>
          <table:table-cell table:style-name="ce104" table:formula="of:=(599.99 * [.H8])" office:value-type="currency" office:currency="EUR" office:value="0" calcext:value-type="currency">
            <text:p>0,00 €</text:p>
          </table:table-cell>
          <table:table-cell table:style-name="ce104" table:formula="of:=(599.99 * [.I8])" office:value-type="currency" office:currency="EUR" office:value="0" calcext:value-type="currency">
            <text:p>0,00 €</text:p>
          </table:table-cell>
          <table:table-cell table:style-name="ce104" table:formula="of:=(599.99 * [.J8])" office:value-type="currency" office:currency="EUR" office:value="0" calcext:value-type="currency">
            <text:p>0,00 €</text:p>
          </table:table-cell>
          <table:table-cell table:style-name="ce104" table:formula="of:=(599.99 * [.K8])" office:value-type="currency" office:currency="EUR" office:value="0" calcext:value-type="currency">
            <text:p>0,00 €</text:p>
          </table:table-cell>
          <table:table-cell table:style-name="ce104" table:formula="of:=(599.99 * [.L8])" office:value-type="currency" office:currency="EUR" office:value="0" calcext:value-type="currency">
            <text:p>0,00 €</text:p>
          </table:table-cell>
          <table:table-cell table:style-name="ce104" table:formula="of:=(599.99 * [.M8])" office:value-type="currency" office:currency="EUR" office:value="0" calcext:value-type="currency">
            <text:p>0,00 €</text:p>
          </table:table-cell>
          <table:table-cell table:style-name="ce118"/>
          <table:table-cell table:style-name="ce125" table:formula="of:=SUM([.B3:.M3])" office:value-type="currency" office:currency="EUR" office:value="599.99" calcext:value-type="currency">
            <text:p>599,99 €</text:p>
          </table:table-cell>
          <table:table-cell/>
          <table:table-cell office:value-type="string" calcext:value-type="string">
            <text:p>Enero</text:p>
          </table:table-cell>
          <table:table-cell table:formula="of:=[.B14]" office:value-type="currency" office:currency="EUR" office:value="5450.49" calcext:value-type="currency">
            <text:p>5.450,49 €</text:p>
          </table:table-cell>
          <table:table-cell table:style-name="ce131" table:formula="of:=[.B31]" office:value-type="currency" office:currency="EUR" office:value="283.98" calcext:value-type="currency">
            <text:p>283,98 €</text:p>
          </table:table-cell>
        </table:table-row>
        <table:table-row table:style-name="ro3">
          <table:table-cell table:style-name="ce94" office:value-type="string" calcext:value-type="string">
            <text:p>Equipos Mikrotik</text:p>
          </table:table-cell>
          <table:table-cell table:style-name="ce105" table:formula="of:=(166.67 * [.B9])" office:value-type="currency" office:currency="EUR" office:value="833.35" calcext:value-type="currency">
            <text:p>833,35 €</text:p>
          </table:table-cell>
          <table:table-cell table:style-name="ce105" table:formula="of:=(166.67 * [.C9])" office:value-type="currency" office:currency="EUR" office:value="166.67" calcext:value-type="currency">
            <text:p>166,67 €</text:p>
          </table:table-cell>
          <table:table-cell table:style-name="ce105" table:formula="of:=(166.67 * [.D9])" office:value-type="currency" office:currency="EUR" office:value="0" calcext:value-type="currency">
            <text:p>0,00 €</text:p>
          </table:table-cell>
          <table:table-cell table:style-name="ce105" table:formula="of:=(166.67 * [.E9])" office:value-type="currency" office:currency="EUR" office:value="333.34" calcext:value-type="currency">
            <text:p>333,34 €</text:p>
          </table:table-cell>
          <table:table-cell table:style-name="ce105" table:formula="of:=(166.67 * [.F9])" office:value-type="currency" office:currency="EUR" office:value="0" calcext:value-type="currency">
            <text:p>0,00 €</text:p>
          </table:table-cell>
          <table:table-cell table:style-name="ce105" table:formula="of:=(166.67 * [.G9])" office:value-type="currency" office:currency="EUR" office:value="333.34" calcext:value-type="currency">
            <text:p>333,34 €</text:p>
          </table:table-cell>
          <table:table-cell table:style-name="ce105" table:formula="of:=(166.67 * [.H9])" office:value-type="currency" office:currency="EUR" office:value="1000.02" calcext:value-type="currency">
            <text:p>1.000,02 €</text:p>
          </table:table-cell>
          <table:table-cell table:style-name="ce105" table:formula="of:=(166.67 * [.I9])" office:value-type="currency" office:currency="EUR" office:value="1666.7" calcext:value-type="currency">
            <text:p>1.666,70 €</text:p>
          </table:table-cell>
          <table:table-cell table:style-name="ce105" table:formula="of:=(166.67 * [.J9])" office:value-type="currency" office:currency="EUR" office:value="333.34" calcext:value-type="currency">
            <text:p>333,34 €</text:p>
          </table:table-cell>
          <table:table-cell table:style-name="ce105" table:formula="of:=(166.67 * [.K9])" office:value-type="currency" office:currency="EUR" office:value="0" calcext:value-type="currency">
            <text:p>0,00 €</text:p>
          </table:table-cell>
          <table:table-cell table:style-name="ce105" table:formula="of:=(166.67 * [.L9])" office:value-type="currency" office:currency="EUR" office:value="166.67" calcext:value-type="currency">
            <text:p>166,67 €</text:p>
          </table:table-cell>
          <table:table-cell table:style-name="ce105" table:formula="of:=(166.67 * [.M9])" office:value-type="currency" office:currency="EUR" office:value="333.34" calcext:value-type="currency">
            <text:p>333,34 €</text:p>
          </table:table-cell>
          <table:table-cell table:style-name="ce118"/>
          <table:table-cell table:style-name="ce126" table:formula="of:=SUM([.B4:.M4])" office:value-type="currency" office:currency="EUR" office:value="5166.77" calcext:value-type="currency">
            <text:p>5.166,77 €</text:p>
          </table:table-cell>
          <table:table-cell/>
          <table:table-cell office:value-type="string" calcext:value-type="string">
            <text:p>febrero</text:p>
          </table:table-cell>
          <table:table-cell table:formula="of:=[.C14]" office:value-type="currency" office:currency="EUR" office:value="1202.84" calcext:value-type="currency">
            <text:p>1.202,84 €</text:p>
          </table:table-cell>
          <table:table-cell table:style-name="ce131" table:formula="of:=[.C31]" office:value-type="currency" office:currency="EUR" office:value="283.98" calcext:value-type="currency">
            <text:p>283,98 €</text:p>
          </table:table-cell>
        </table:table-row>
        <table:table-row table:style-name="ro3">
          <table:table-cell table:style-name="ce94" office:value-type="string" calcext:value-type="string">
            <text:p>Cableado</text:p>
          </table:table-cell>
          <table:table-cell table:style-name="ce106" table:formula="of:=(52.16  *[.B10])" office:value-type="currency" office:currency="EUR" office:value="521.6" calcext:value-type="currency">
            <text:p>521,60 €</text:p>
          </table:table-cell>
          <table:table-cell table:style-name="ce106" table:formula="of:=(52.16  *[.C10])" office:value-type="currency" office:currency="EUR" office:value="104.32" calcext:value-type="currency">
            <text:p>104,32 €</text:p>
          </table:table-cell>
          <table:table-cell table:style-name="ce106" table:formula="of:=(52.16  *[.D10])" office:value-type="currency" office:currency="EUR" office:value="0" calcext:value-type="currency">
            <text:p>0,00 €</text:p>
          </table:table-cell>
          <table:table-cell table:style-name="ce106" table:formula="of:=(52.16  *[.E10])" office:value-type="currency" office:currency="EUR" office:value="208.64" calcext:value-type="currency">
            <text:p>208,64 €</text:p>
          </table:table-cell>
          <table:table-cell table:style-name="ce106" table:formula="of:=(52.16  *[.F10])" office:value-type="currency" office:currency="EUR" office:value="521.6" calcext:value-type="currency">
            <text:p>521,60 €</text:p>
          </table:table-cell>
          <table:table-cell table:style-name="ce106" table:formula="of:=(52.16  *[.G10])" office:value-type="currency" office:currency="EUR" office:value="0" calcext:value-type="currency">
            <text:p>0,00 €</text:p>
          </table:table-cell>
          <table:table-cell table:style-name="ce106" table:formula="of:=(52.16  *[.H10])" office:value-type="currency" office:currency="EUR" office:value="312.96" calcext:value-type="currency">
            <text:p>312,96 €</text:p>
          </table:table-cell>
          <table:table-cell table:style-name="ce106" table:formula="of:=(52.16  *[.I10])" office:value-type="currency" office:currency="EUR" office:value="1043.2" calcext:value-type="currency">
            <text:p>1.043,20 €</text:p>
          </table:table-cell>
          <table:table-cell table:style-name="ce106" table:formula="of:=(52.16  *[.J10])" office:value-type="currency" office:currency="EUR" office:value="208.64" calcext:value-type="currency">
            <text:p>208,64 €</text:p>
          </table:table-cell>
          <table:table-cell table:style-name="ce106" table:formula="of:=(52.16  *[.K10])" office:value-type="currency" office:currency="EUR" office:value="0" calcext:value-type="currency">
            <text:p>0,00 €</text:p>
          </table:table-cell>
          <table:table-cell table:style-name="ce106" table:formula="of:=(52.16  *[.L10])" office:value-type="currency" office:currency="EUR" office:value="104.32" calcext:value-type="currency">
            <text:p>104,32 €</text:p>
          </table:table-cell>
          <table:table-cell table:style-name="ce106" table:formula="of:=(52.16  *[.M10])" office:value-type="currency" office:currency="EUR" office:value="208.64" calcext:value-type="currency">
            <text:p>208,64 €</text:p>
          </table:table-cell>
          <table:table-cell table:style-name="ce118"/>
          <table:table-cell table:style-name="ce126" table:formula="of:=SUM([.B5:.M5])" office:value-type="currency" office:currency="EUR" office:value="3233.92" calcext:value-type="currency">
            <text:p>3.233,92 €</text:p>
          </table:table-cell>
          <table:table-cell/>
          <table:table-cell office:value-type="string" calcext:value-type="string">
            <text:p>marzo</text:p>
          </table:table-cell>
          <table:table-cell table:formula="of:=[.D14]" office:value-type="currency" office:currency="EUR" office:value="1863.7" calcext:value-type="currency">
            <text:p>1.863,70 €</text:p>
          </table:table-cell>
          <table:table-cell table:style-name="ce131" table:formula="of:=[.D31]" office:value-type="currency" office:currency="EUR" office:value="224" calcext:value-type="currency">
            <text:p>224,00 €</text:p>
          </table:table-cell>
        </table:table-row>
        <table:table-row table:style-name="ro3">
          <table:table-cell table:style-name="ce94" office:value-type="string" calcext:value-type="string">
            <text:p>Equipos NAS</text:p>
          </table:table-cell>
          <table:table-cell table:style-name="ce106" table:formula="of:=(931.85 *[.B11])" office:value-type="currency" office:currency="EUR" office:value="2795.55" calcext:value-type="currency">
            <text:p>2.795,55 €</text:p>
          </table:table-cell>
          <table:table-cell table:style-name="ce106" table:formula="of:=(931.85 *[.C11])" office:value-type="currency" office:currency="EUR" office:value="931.85" calcext:value-type="currency">
            <text:p>931,85 €</text:p>
          </table:table-cell>
          <table:table-cell table:style-name="ce106" table:formula="of:=(931.85 *[.D11])" office:value-type="currency" office:currency="EUR" office:value="1863.7" calcext:value-type="currency">
            <text:p>1.863,70 €</text:p>
          </table:table-cell>
          <table:table-cell table:style-name="ce106" table:formula="of:=(931.85 *[.E11])" office:value-type="currency" office:currency="EUR" office:value="0" calcext:value-type="currency">
            <text:p>0,00 €</text:p>
          </table:table-cell>
          <table:table-cell table:style-name="ce106" table:formula="of:=(931.85 *[.F11])" office:value-type="currency" office:currency="EUR" office:value="1863.7" calcext:value-type="currency">
            <text:p>1.863,70 €</text:p>
          </table:table-cell>
          <table:table-cell table:style-name="ce106" table:formula="of:=(931.85 *[.G11])" office:value-type="currency" office:currency="EUR" office:value="0" calcext:value-type="currency">
            <text:p>0,00 €</text:p>
          </table:table-cell>
          <table:table-cell table:style-name="ce106" table:formula="of:=(931.85 *[.H11])" office:value-type="currency" office:currency="EUR" office:value="3727.4" calcext:value-type="currency">
            <text:p>3.727,40 €</text:p>
          </table:table-cell>
          <table:table-cell table:style-name="ce106" table:formula="of:=(931.85 *[.I11])" office:value-type="currency" office:currency="EUR" office:value="9318.5" calcext:value-type="currency">
            <text:p>9.318,50 €</text:p>
          </table:table-cell>
          <table:table-cell table:style-name="ce106" table:formula="of:=(931.85 *[.J11])" office:value-type="currency" office:currency="EUR" office:value="931.85" calcext:value-type="currency">
            <text:p>931,85 €</text:p>
          </table:table-cell>
          <table:table-cell table:style-name="ce106" table:formula="of:=(931.85 *[.K11])" office:value-type="currency" office:currency="EUR" office:value="0" calcext:value-type="currency">
            <text:p>0,00 €</text:p>
          </table:table-cell>
          <table:table-cell table:style-name="ce106" table:formula="of:=(931.85 *[.L11])" office:value-type="currency" office:currency="EUR" office:value="0" calcext:value-type="currency">
            <text:p>0,00 €</text:p>
          </table:table-cell>
          <table:table-cell table:style-name="ce106" table:formula="of:=(931.85 *[.M11])" office:value-type="currency" office:currency="EUR" office:value="1863.7" calcext:value-type="currency">
            <text:p>1.863,70 €</text:p>
          </table:table-cell>
          <table:table-cell table:style-name="ce118"/>
          <table:table-cell table:style-name="ce126" table:formula="of:=SUM([.B6:.M6])" office:value-type="currency" office:currency="EUR" office:value="23296.25" calcext:value-type="currency">
            <text:p>23.296,25 €</text:p>
          </table:table-cell>
          <table:table-cell/>
          <table:table-cell office:value-type="string" calcext:value-type="string">
            <text:p>abril</text:p>
          </table:table-cell>
          <table:table-cell table:formula="of:=[.E14]" office:value-type="currency" office:currency="EUR" office:value="541.98" calcext:value-type="currency">
            <text:p>541,98 €</text:p>
          </table:table-cell>
          <table:table-cell table:style-name="ce131" table:formula="of:=[.E31]" office:value-type="currency" office:currency="EUR" office:value="374" calcext:value-type="currency">
            <text:p>374,00 €</text:p>
          </table:table-cell>
        </table:table-row>
        <table:table-row table:style-name="ro3">
          <table:table-cell table:style-name="ce94" office:value-type="string" calcext:value-type="string">
            <text:p>Página Web</text:p>
          </table:table-cell>
          <table:table-cell table:style-name="ce106" table:formula="of:=(700 * [.B12])" office:value-type="currency" office:currency="EUR" office:value="700" calcext:value-type="currency">
            <text:p>700,00 €</text:p>
          </table:table-cell>
          <table:table-cell table:style-name="ce106" table:formula="of:=(700 * [.C12])" office:value-type="currency" office:currency="EUR" office:value="0" calcext:value-type="currency">
            <text:p>0,00 €</text:p>
          </table:table-cell>
          <table:table-cell table:style-name="ce106" table:formula="of:=(700 * [.D12])" office:value-type="currency" office:currency="EUR" office:value="0" calcext:value-type="currency">
            <text:p>0,00 €</text:p>
          </table:table-cell>
          <table:table-cell table:style-name="ce106" table:formula="of:=(700 * [.E12])" office:value-type="currency" office:currency="EUR" office:value="0" calcext:value-type="currency">
            <text:p>0,00 €</text:p>
          </table:table-cell>
          <table:table-cell table:style-name="ce106" table:formula="of:=(700 * [.F12])" office:value-type="currency" office:currency="EUR" office:value="0" calcext:value-type="currency">
            <text:p>0,00 €</text:p>
          </table:table-cell>
          <table:table-cell table:style-name="ce106" table:formula="of:=(700 * [.G12])" office:value-type="currency" office:currency="EUR" office:value="0" calcext:value-type="currency">
            <text:p>0,00 €</text:p>
          </table:table-cell>
          <table:table-cell table:style-name="ce106" table:formula="of:=(700 * [.H12])" office:value-type="currency" office:currency="EUR" office:value="0" calcext:value-type="currency">
            <text:p>0,00 €</text:p>
          </table:table-cell>
          <table:table-cell table:style-name="ce106" table:formula="of:=(700 * [.I12])" office:value-type="currency" office:currency="EUR" office:value="0" calcext:value-type="currency">
            <text:p>0,00 €</text:p>
          </table:table-cell>
          <table:table-cell table:style-name="ce106" table:formula="of:=(700 * [.J12])" office:value-type="currency" office:currency="EUR" office:value="0" calcext:value-type="currency">
            <text:p>0,00 €</text:p>
          </table:table-cell>
          <table:table-cell table:style-name="ce106" table:formula="of:=(700 * [.K12])" office:value-type="currency" office:currency="EUR" office:value="0" calcext:value-type="currency">
            <text:p>0,00 €</text:p>
          </table:table-cell>
          <table:table-cell table:style-name="ce106" table:formula="of:=(700 * [.L12])" office:value-type="currency" office:currency="EUR" office:value="0" calcext:value-type="currency">
            <text:p>0,00 €</text:p>
          </table:table-cell>
          <table:table-cell table:style-name="ce106" table:formula="of:=(700 * [.M12])" office:value-type="currency" office:currency="EUR" office:value="0" calcext:value-type="currency">
            <text:p>0,00 €</text:p>
          </table:table-cell>
          <table:table-cell table:style-name="ce118"/>
          <table:table-cell table:style-name="ce126" table:formula="of:=SUM([.B7:.M7])" office:value-type="currency" office:currency="EUR" office:value="700" calcext:value-type="currency">
            <text:p>700,00 €</text:p>
          </table:table-cell>
          <table:table-cell/>
          <table:table-cell office:value-type="string" calcext:value-type="string">
            <text:p>mayo</text:p>
          </table:table-cell>
          <table:table-cell table:formula="of:=[.F14]" office:value-type="currency" office:currency="EUR" office:value="2385.3" calcext:value-type="currency">
            <text:p>2.385,30 €</text:p>
          </table:table-cell>
          <table:table-cell table:style-name="ce131" table:formula="of:=[.F31]" office:value-type="currency" office:currency="EUR" office:value="433.98" calcext:value-type="currency">
            <text:p>433,98 €</text:p>
          </table:table-cell>
        </table:table-row>
        <table:table-row table:style-name="ro3">
          <table:table-cell office:value-type="string" calcext:value-type="string">
            <text:p>Cantidad de portátil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11" table:style-name="ce107" office:value-type="float" office:value="0" calcext:value-type="float">
            <text:p>0</text:p>
          </table:table-cell>
          <table:table-cell table:formula="of:=SUM([.B8:.M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nio</text:p>
          </table:table-cell>
          <table:table-cell table:formula="of:=[.G14]" office:value-type="currency" office:currency="EUR" office:value="333.34" calcext:value-type="currency">
            <text:p>333,34 €</text:p>
          </table:table-cell>
          <table:table-cell table:style-name="ce131" table:formula="of:=[.G31]" office:value-type="currency" office:currency="EUR" office:value="493.96" calcext:value-type="currency">
            <text:p>493,96 €</text:p>
          </table:table-cell>
        </table:table-row>
        <table:table-row table:style-name="ro3">
          <table:table-cell office:value-type="string" calcext:value-type="string">
            <text:p>Cantidad de Productos Mikroti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9:.M9])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julio</text:p>
          </table:table-cell>
          <table:table-cell table:formula="of:=[.H14]" office:value-type="currency" office:currency="EUR" office:value="5040.38" calcext:value-type="currency">
            <text:p>5.040,38 €</text:p>
          </table:table-cell>
          <table:table-cell table:style-name="ce131" table:formula="of:=[.H31]" office:value-type="currency" office:currency="EUR" office:value="2993.96" calcext:value-type="currency">
            <text:p>2.993,96 €</text:p>
          </table:table-cell>
        </table:table-row>
        <table:table-row table:style-name="ro3">
          <table:table-cell office:value-type="string" calcext:value-type="string">
            <text:p>Cantidad de Productos de Cablead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10:.M10])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agosto</text:p>
          </table:table-cell>
          <table:table-cell table:formula="of:=[.I14]" office:value-type="currency" office:currency="EUR" office:value="12028.4" calcext:value-type="currency">
            <text:p>12.028,40 €</text:p>
          </table:table-cell>
          <table:table-cell table:style-name="ce131" table:formula="of:=[.I31]" office:value-type="currency" office:currency="EUR" office:value="5673.9" calcext:value-type="currency">
            <text:p>5.673,90 €</text:p>
          </table:table-cell>
        </table:table-row>
        <table:table-row table:style-name="ro3">
          <table:table-cell office:value-type="string" calcext:value-type="string">
            <text:p>Cantidad de Productos N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1:.M11])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eptiembre</text:p>
          </table:table-cell>
          <table:table-cell table:formula="of:=[.J14]" office:value-type="currency" office:currency="EUR" office:value="1473.83" calcext:value-type="currency">
            <text:p>1.473,83 €</text:p>
          </table:table-cell>
          <table:table-cell table:style-name="ce131" table:formula="of:=[.J31]" office:value-type="currency" office:currency="EUR" office:value="374" calcext:value-type="currency">
            <text:p>374,00 €</text:p>
          </table:table-cell>
        </table:table-row>
        <table:table-row table:style-name="ro3">
          <table:table-cell office:value-type="string" calcext:value-type="string">
            <text:p>Cantidad de Página Web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12:.M1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tubre</text:p>
          </table:table-cell>
          <table:table-cell table:formula="of:=[.K14]" office:value-type="currency" office:currency="EUR" office:value="0" calcext:value-type="currency">
            <text:p>0,00 €</text:p>
          </table:table-cell>
          <table:table-cell table:style-name="ce131" table:formula="of:=[.K31]" office:value-type="currency" office:currency="EUR" office:value="224" calcext:value-type="currency">
            <text:p>224,00 €</text:p>
          </table:table-cell>
        </table:table-row>
        <table:table-row table:style-name="ro3">
          <table:table-cell office:value-type="string" calcext:value-type="string">
            <text:p>Cantidad de Productos TOTAL</text:p>
          </table:table-cell>
          <table:table-cell table:formula="of:=SUM([.B8:.B12])" office:value-type="float" office:value="20" calcext:value-type="float">
            <text:p>20</text:p>
          </table:table-cell>
          <table:table-cell table:formula="of:=SUM([.C8:.C12])" office:value-type="float" office:value="4" calcext:value-type="float">
            <text:p>4</text:p>
          </table:table-cell>
          <table:table-cell table:formula="of:=SUM([.D8:.D12])" office:value-type="float" office:value="2" calcext:value-type="float">
            <text:p>2</text:p>
          </table:table-cell>
          <table:table-cell table:formula="of:=SUM([.E8:.E12])" office:value-type="float" office:value="6" calcext:value-type="float">
            <text:p>6</text:p>
          </table:table-cell>
          <table:table-cell table:formula="of:=SUM([.F8:.F12])" office:value-type="float" office:value="12" calcext:value-type="float">
            <text:p>12</text:p>
          </table:table-cell>
          <table:table-cell table:formula="of:=SUM([.G8:.G12])" office:value-type="float" office:value="2" calcext:value-type="float">
            <text:p>2</text:p>
          </table:table-cell>
          <table:table-cell table:formula="of:=SUM([.H8:.H12])" office:value-type="float" office:value="16" calcext:value-type="float">
            <text:p>16</text:p>
          </table:table-cell>
          <table:table-cell table:formula="of:=SUM([.I8:.I12])" office:value-type="float" office:value="40" calcext:value-type="float">
            <text:p>40</text:p>
          </table:table-cell>
          <table:table-cell table:formula="of:=SUM([.J8:.J12])" office:value-type="float" office:value="7" calcext:value-type="float">
            <text:p>7</text:p>
          </table:table-cell>
          <table:table-cell table:formula="of:=SUM([.K8:.K12])" office:value-type="float" office:value="0" calcext:value-type="float">
            <text:p>0</text:p>
          </table:table-cell>
          <table:table-cell table:formula="of:=SUM([.L8:.L12])" office:value-type="float" office:value="3" calcext:value-type="float">
            <text:p>3</text:p>
          </table:table-cell>
          <table:table-cell table:formula="of:=SUM([.M8:.M12])" office:value-type="float" office:value="8" calcext:value-type="float">
            <text:p>8</text:p>
          </table:table-cell>
          <table:table-cell table:formula="of:=SUM([.N8:.N12])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noviembre</text:p>
          </table:table-cell>
          <table:table-cell table:formula="of:=[.L14]" office:value-type="currency" office:currency="EUR" office:value="270.99" calcext:value-type="currency">
            <text:p>270,99 €</text:p>
          </table:table-cell>
          <table:table-cell table:style-name="ce131" table:formula="of:=[.K31]" office:value-type="currency" office:currency="EUR" office:value="224" calcext:value-type="currency">
            <text:p>224,00 €</text:p>
          </table:table-cell>
        </table:table-row>
        <table:table-row table:style-name="ro3">
          <table:table-cell table:style-name="ce96" office:value-type="string" calcext:value-type="string">
            <text:p>Pecio TOTAL INVERSIONES</text:p>
          </table:table-cell>
          <table:table-cell table:style-name="ce109" table:formula="of:=SUM([.B3:.B7])" office:value-type="currency" office:currency="EUR" office:value="5450.49" calcext:value-type="currency">
            <text:p>5.450,49 €</text:p>
          </table:table-cell>
          <table:table-cell table:style-name="ce109" table:formula="of:=SUM([.C3:.C7])" office:value-type="currency" office:currency="EUR" office:value="1202.84" calcext:value-type="currency">
            <text:p>1.202,84 €</text:p>
          </table:table-cell>
          <table:table-cell table:style-name="ce109" table:formula="of:=SUM([.D3:.D7])" office:value-type="currency" office:currency="EUR" office:value="1863.7" calcext:value-type="currency">
            <text:p>1.863,70 €</text:p>
          </table:table-cell>
          <table:table-cell table:style-name="ce109" table:formula="of:=SUM([.E3:.E7])" office:value-type="currency" office:currency="EUR" office:value="541.98" calcext:value-type="currency">
            <text:p>541,98 €</text:p>
          </table:table-cell>
          <table:table-cell table:style-name="ce109" table:formula="of:=SUM([.F3:.F7])" office:value-type="currency" office:currency="EUR" office:value="2385.3" calcext:value-type="currency">
            <text:p>2.385,30 €</text:p>
          </table:table-cell>
          <table:table-cell table:style-name="ce109" table:formula="of:=SUM([.G3:.G7])" office:value-type="currency" office:currency="EUR" office:value="333.34" calcext:value-type="currency">
            <text:p>333,34 €</text:p>
          </table:table-cell>
          <table:table-cell table:style-name="ce109" table:formula="of:=SUM([.H3:.H7])" office:value-type="currency" office:currency="EUR" office:value="5040.38" calcext:value-type="currency">
            <text:p>5.040,38 €</text:p>
          </table:table-cell>
          <table:table-cell table:style-name="ce109" table:formula="of:=SUM([.I3:.I7])" office:value-type="currency" office:currency="EUR" office:value="12028.4" calcext:value-type="currency">
            <text:p>12.028,40 €</text:p>
          </table:table-cell>
          <table:table-cell table:style-name="ce109" table:formula="of:=SUM([.J3:.J7])" office:value-type="currency" office:currency="EUR" office:value="1473.83" calcext:value-type="currency">
            <text:p>1.473,83 €</text:p>
          </table:table-cell>
          <table:table-cell table:style-name="ce109" table:formula="of:=SUM([.K3:.K7])" office:value-type="currency" office:currency="EUR" office:value="0" calcext:value-type="currency">
            <text:p>0,00 €</text:p>
          </table:table-cell>
          <table:table-cell table:style-name="ce109" table:formula="of:=SUM([.L3:.L7])" office:value-type="currency" office:currency="EUR" office:value="270.99" calcext:value-type="currency">
            <text:p>270,99 €</text:p>
          </table:table-cell>
          <table:table-cell table:style-name="ce109" table:formula="of:=SUM([.M3:.M7])" office:value-type="currency" office:currency="EUR" office:value="2405.68" calcext:value-type="currency">
            <text:p>2.405,68 €</text:p>
          </table:table-cell>
          <table:table-cell table:formula="of:=[.N13]" office:value-type="float" office:value="120" calcext:value-type="float">
            <text:p>120</text:p>
          </table:table-cell>
          <table:table-cell table:style-name="ce126" table:formula="of:=SUM([.B14:.M14])" office:value-type="currency" office:currency="EUR" office:value="32996.93" calcext:value-type="currency">
            <text:p>32.996,93 €</text:p>
          </table:table-cell>
          <table:table-cell/>
          <table:table-cell office:value-type="string" calcext:value-type="string">
            <text:p>diciembre</text:p>
          </table:table-cell>
          <table:table-cell table:formula="of:=[.M14]" office:value-type="currency" office:currency="EUR" office:value="2405.68" calcext:value-type="currency">
            <text:p>2.405,68 €</text:p>
          </table:table-cell>
          <table:table-cell table:style-name="ce131" table:formula="of:=[.M31]" office:value-type="currency" office:currency="EUR" office:value="343.96" calcext:value-type="currency">
            <text:p>343,96 €</text:p>
          </table:table-cell>
        </table:table-row>
        <table:table-row table:style-name="ro4">
          <table:table-cell table:style-name="ce97" office:value-type="string" calcext:value-type="string">
            <text:p>Gastos</text:p>
          </table:table-cell>
          <table:table-cell table:style-name="ce110" table:number-columns-repeated="12"/>
          <table:table-cell table:style-name="ce120"/>
          <table:table-cell table:style-name="ce127"/>
          <table:table-cell/>
          <table:table-cell office:value-type="string" calcext:value-type="string">
            <text:p>Total Anual</text:p>
          </table:table-cell>
          <table:table-cell table:style-name="ce132" table:formula="of:=SUM([.R3:.R14])" office:value-type="currency" office:currency="EUR" office:value="32996.93" calcext:value-type="currency">
            <text:p>32.996,93 €</text:p>
          </table:table-cell>
          <table:table-cell table:style-name="ce132" table:formula="of:=SUM([.S3:.S14])" office:value-type="currency" office:currency="EUR" office:value="11927.72" calcext:value-type="currency">
            <text:p>11.927,72 €</text:p>
          </table:table-cell>
        </table:table-row>
        <table:table-row table:style-name="ro3">
          <table:table-cell table:style-name="ce98" office:value-type="string" calcext:value-type="string">
            <text:p>Luz</text:p>
          </table:table-cell>
          <table:table-cell table:number-columns-repeated="12" table:style-name="ce111" office:value-type="currency" office:currency="EUR" office:value="0" calcext:value-type="currency">
            <text:p>0,00 €</text:p>
          </table:table-cell>
          <table:table-cell table:style-name="ce121"/>
          <table:table-cell table:style-name="ce126" table:formula="of:=SUM([.B16:.M16])" office:value-type="currency" office:currency="EUR" office:value="0" calcext:value-type="currency">
            <text:p>0,00 €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98" office:value-type="string" calcext:value-type="string">
            <text:p>Alquiler</text:p>
          </table:table-cell>
          <table:table-cell table:number-columns-repeated="12" table:style-name="ce111" office:value-type="currency" office:currency="EUR" office:value="0" calcext:value-type="currency">
            <text:p>0,00 €</text:p>
          </table:table-cell>
          <table:table-cell table:style-name="ce122"/>
          <table:table-cell table:style-name="ce126" table:formula="of:=SUM([.B17:.M17])" office:value-type="currency" office:currency="EUR" office:value="0" calcext:value-type="currency">
            <text:p>0,00 €</text:p>
          </table:table-cell>
          <table:table-cell/>
          <table:table-cell table:style-name="Default"/>
          <table:table-cell table:style-name="ce133" office:value-type="string" calcext:value-type="string">
            <text:p>Ingresos</text:p>
          </table:table-cell>
          <table:table-cell/>
        </table:table-row>
        <table:table-row table:style-name="ro3">
          <table:table-cell table:style-name="ce98" office:value-type="string" calcext:value-type="string">
            <text:p>Nóminas</text:p>
          </table:table-cell>
          <table:table-cell table:number-columns-repeated="6" table:style-name="ce111" office:value-type="currency" office:currency="EUR" office:value="0" calcext:value-type="currency">
            <text:p>0,00 €</text:p>
          </table:table-cell>
          <table:table-cell table:style-name="ce111" office:value-type="currency" office:currency="EUR" office:value="2500" calcext:value-type="currency">
            <text:p>2.500,00 €</text:p>
          </table:table-cell>
          <table:table-cell table:style-name="ce111" office:value-type="currency" office:currency="EUR" office:value="5000" calcext:value-type="currency">
            <text:p>5.000,00 €</text:p>
          </table:table-cell>
          <table:table-cell table:number-columns-repeated="4" table:style-name="ce111" office:value-type="currency" office:currency="EUR" office:value="0" calcext:value-type="currency">
            <text:p>0,00 €</text:p>
          </table:table-cell>
          <table:table-cell table:style-name="ce122"/>
          <table:table-cell table:style-name="ce126" table:formula="of:=SUM([.B18:.M18])" office:value-type="currency" office:currency="EUR" office:value="7500" calcext:value-type="currency">
            <text:p>7.500,00 €</text:p>
          </table:table-cell>
          <table:table-cell/>
          <table:table-cell office:value-type="string" calcext:value-type="string">
            <text:p>Enero</text:p>
          </table:table-cell>
          <table:table-cell table:style-name="ce134" table:formula="of:=[.B46]" office:value-type="currency" office:currency="EUR" office:value="7868.52" calcext:value-type="currency">
            <text:p>7.868,52 €</text:p>
          </table:table-cell>
          <table:table-cell/>
        </table:table-row>
        <table:table-row table:style-name="ro3">
          <table:table-cell table:style-name="ce98" office:value-type="string" calcext:value-type="string">
            <text:p>Internet</text:p>
          </table:table-cell>
          <table:table-cell table:style-name="ce111" table:formula="of:=(59.98 *[.B26])" office:value-type="currency" office:currency="EUR" office:value="59.98" calcext:value-type="currency">
            <text:p>59,98 €</text:p>
          </table:table-cell>
          <table:table-cell table:style-name="ce111" table:formula="of:=(59.98 *[.C26])" office:value-type="currency" office:currency="EUR" office:value="59.98" calcext:value-type="currency">
            <text:p>59,98 €</text:p>
          </table:table-cell>
          <table:table-cell table:style-name="ce111" table:formula="of:=(59.98 *[.D26])" office:value-type="currency" office:currency="EUR" office:value="0" calcext:value-type="currency">
            <text:p>0,00 €</text:p>
          </table:table-cell>
          <table:table-cell table:style-name="ce111" table:formula="of:=(59.98 *[.E26])" office:value-type="currency" office:currency="EUR" office:value="0" calcext:value-type="currency">
            <text:p>0,00 €</text:p>
          </table:table-cell>
          <table:table-cell table:style-name="ce111" table:formula="of:=(59.98 *[.F26])" office:value-type="currency" office:currency="EUR" office:value="59.98" calcext:value-type="currency">
            <text:p>59,98 €</text:p>
          </table:table-cell>
          <table:table-cell table:style-name="ce111" table:formula="of:=(59.98 *[.G26])" office:value-type="currency" office:currency="EUR" office:value="119.96" calcext:value-type="currency">
            <text:p>119,96 €</text:p>
          </table:table-cell>
          <table:table-cell table:style-name="ce111" table:formula="of:=(59.98 *[.H26])" office:value-type="currency" office:currency="EUR" office:value="119.96" calcext:value-type="currency">
            <text:p>119,96 €</text:p>
          </table:table-cell>
          <table:table-cell table:style-name="ce111" table:formula="of:=(59.98 *[.I26])" office:value-type="currency" office:currency="EUR" office:value="299.9" calcext:value-type="currency">
            <text:p>299,90 €</text:p>
          </table:table-cell>
          <table:table-cell table:style-name="ce111" table:formula="of:=(59.98 *[.J26])" office:value-type="currency" office:currency="EUR" office:value="0" calcext:value-type="currency">
            <text:p>0,00 €</text:p>
          </table:table-cell>
          <table:table-cell table:style-name="ce111" table:formula="of:=(59.98 *[.K26])" office:value-type="currency" office:currency="EUR" office:value="0" calcext:value-type="currency">
            <text:p>0,00 €</text:p>
          </table:table-cell>
          <table:table-cell table:style-name="ce111" table:formula="of:=(59.98 *[.L26])" office:value-type="currency" office:currency="EUR" office:value="0" calcext:value-type="currency">
            <text:p>0,00 €</text:p>
          </table:table-cell>
          <table:table-cell table:style-name="ce111" table:formula="of:=(59.98 *[.M26])" office:value-type="currency" office:currency="EUR" office:value="119.96" calcext:value-type="currency">
            <text:p>119,96 €</text:p>
          </table:table-cell>
          <table:table-cell table:style-name="ce122"/>
          <table:table-cell table:style-name="ce126" table:formula="of:=SUM([.B19:.M19])" office:value-type="currency" office:currency="EUR" office:value="839.72" calcext:value-type="currency">
            <text:p>839,72 €</text:p>
          </table:table-cell>
          <table:table-cell/>
          <table:table-cell office:value-type="string" calcext:value-type="string">
            <text:p>febrero</text:p>
          </table:table-cell>
          <table:table-cell table:style-name="ce134" table:formula="of:=[.C46]" office:value-type="currency" office:currency="EUR" office:value="4543.83" calcext:value-type="currency">
            <text:p>4.543,83 €</text:p>
          </table:table-cell>
          <table:table-cell/>
        </table:table-row>
        <table:table-row table:style-name="ro3">
          <table:table-cell table:style-name="ce98" office:value-type="string" calcext:value-type="string">
            <text:p>Gestor</text:p>
          </table:table-cell>
          <table:table-cell table:style-name="ce111" table:formula="of:=(194 * [.B27])" office:value-type="currency" office:currency="EUR" office:value="194" calcext:value-type="currency">
            <text:p>194,00 €</text:p>
          </table:table-cell>
          <table:table-cell table:style-name="ce111" table:formula="of:=(194 * [.C27])" office:value-type="currency" office:currency="EUR" office:value="194" calcext:value-type="currency">
            <text:p>194,00 €</text:p>
          </table:table-cell>
          <table:table-cell table:style-name="ce111" table:formula="of:=(194 * [.D27])" office:value-type="currency" office:currency="EUR" office:value="194" calcext:value-type="currency">
            <text:p>194,00 €</text:p>
          </table:table-cell>
          <table:table-cell table:style-name="ce111" table:formula="of:=(194 * [.E27])" office:value-type="currency" office:currency="EUR" office:value="194" calcext:value-type="currency">
            <text:p>194,00 €</text:p>
          </table:table-cell>
          <table:table-cell table:style-name="ce111" table:formula="of:=(194 * [.F27])" office:value-type="currency" office:currency="EUR" office:value="194" calcext:value-type="currency">
            <text:p>194,00 €</text:p>
          </table:table-cell>
          <table:table-cell table:style-name="ce111" table:formula="of:=(194 * [.G27])" office:value-type="currency" office:currency="EUR" office:value="194" calcext:value-type="currency">
            <text:p>194,00 €</text:p>
          </table:table-cell>
          <table:table-cell table:style-name="ce111" table:formula="of:=(194 * [.H27])" office:value-type="currency" office:currency="EUR" office:value="194" calcext:value-type="currency">
            <text:p>194,00 €</text:p>
          </table:table-cell>
          <table:table-cell table:style-name="ce111" table:formula="of:=(194 * [.I27])" office:value-type="currency" office:currency="EUR" office:value="194" calcext:value-type="currency">
            <text:p>194,00 €</text:p>
          </table:table-cell>
          <table:table-cell table:style-name="ce111" table:formula="of:=(194 * [.J27])" office:value-type="currency" office:currency="EUR" office:value="194" calcext:value-type="currency">
            <text:p>194,00 €</text:p>
          </table:table-cell>
          <table:table-cell table:style-name="ce111" table:formula="of:=(194 * [.K27])" office:value-type="currency" office:currency="EUR" office:value="194" calcext:value-type="currency">
            <text:p>194,00 €</text:p>
          </table:table-cell>
          <table:table-cell table:style-name="ce111" table:formula="of:=(194 * [.L27])" office:value-type="currency" office:currency="EUR" office:value="194" calcext:value-type="currency">
            <text:p>194,00 €</text:p>
          </table:table-cell>
          <table:table-cell table:style-name="ce111" table:formula="of:=(194 * [.M27])" office:value-type="currency" office:currency="EUR" office:value="194" calcext:value-type="currency">
            <text:p>194,00 €</text:p>
          </table:table-cell>
          <table:table-cell table:style-name="ce122"/>
          <table:table-cell table:style-name="ce126" table:formula="of:=SUM([.B20:.M20])" office:value-type="currency" office:currency="EUR" office:value="2328" calcext:value-type="currency">
            <text:p>2.328,00 €</text:p>
          </table:table-cell>
          <table:table-cell/>
          <table:table-cell office:value-type="string" calcext:value-type="string">
            <text:p>marzo</text:p>
          </table:table-cell>
          <table:table-cell table:style-name="ce134" table:formula="of:=[.D46]" office:value-type="currency" office:currency="EUR" office:value="3462.84" calcext:value-type="currency">
            <text:p>3.462,84 €</text:p>
          </table:table-cell>
          <table:table-cell/>
        </table:table-row>
        <table:table-row table:style-name="ro3">
          <table:table-cell table:style-name="ce98" office:value-type="string" calcext:value-type="string">
            <text:p>Publicidad</text:p>
          </table:table-cell>
          <table:table-cell table:style-name="ce111" table:formula="of:=(150 * [.B28])" office:value-type="currency" office:currency="EUR" office:value="0" calcext:value-type="currency">
            <text:p>0,00 €</text:p>
          </table:table-cell>
          <table:table-cell table:style-name="ce111" table:formula="of:=(150 * [.C28])" office:value-type="currency" office:currency="EUR" office:value="0" calcext:value-type="currency">
            <text:p>0,00 €</text:p>
          </table:table-cell>
          <table:table-cell table:style-name="ce111" table:formula="of:=(150 * [.D28])" office:value-type="currency" office:currency="EUR" office:value="0" calcext:value-type="currency">
            <text:p>0,00 €</text:p>
          </table:table-cell>
          <table:table-cell table:style-name="ce111" table:formula="of:=(150 * [.E28])" office:value-type="currency" office:currency="EUR" office:value="150" calcext:value-type="currency">
            <text:p>150,00 €</text:p>
          </table:table-cell>
          <table:table-cell table:style-name="ce111" table:formula="of:=(150 * [.F28])" office:value-type="currency" office:currency="EUR" office:value="150" calcext:value-type="currency">
            <text:p>150,00 €</text:p>
          </table:table-cell>
          <table:table-cell table:style-name="ce111" table:formula="of:=(150 * [.G28])" office:value-type="currency" office:currency="EUR" office:value="150" calcext:value-type="currency">
            <text:p>150,00 €</text:p>
          </table:table-cell>
          <table:table-cell table:style-name="ce111" table:formula="of:=(150 * [.H28])" office:value-type="currency" office:currency="EUR" office:value="150" calcext:value-type="currency">
            <text:p>150,00 €</text:p>
          </table:table-cell>
          <table:table-cell table:style-name="ce111" table:formula="of:=(150 * [.I28])" office:value-type="currency" office:currency="EUR" office:value="150" calcext:value-type="currency">
            <text:p>150,00 €</text:p>
          </table:table-cell>
          <table:table-cell table:style-name="ce111" table:formula="of:=(150 * [.J28])" office:value-type="currency" office:currency="EUR" office:value="150" calcext:value-type="currency">
            <text:p>150,00 €</text:p>
          </table:table-cell>
          <table:table-cell table:style-name="ce111" table:formula="of:=(150 * [.K28])" office:value-type="currency" office:currency="EUR" office:value="0" calcext:value-type="currency">
            <text:p>0,00 €</text:p>
          </table:table-cell>
          <table:table-cell table:style-name="ce111" table:formula="of:=(150 * [.L28])" office:value-type="currency" office:currency="EUR" office:value="0" calcext:value-type="currency">
            <text:p>0,00 €</text:p>
          </table:table-cell>
          <table:table-cell table:style-name="ce111" table:formula="of:=(150 * [.M28])" office:value-type="currency" office:currency="EUR" office:value="0" calcext:value-type="currency">
            <text:p>0,00 €</text:p>
          </table:table-cell>
          <table:table-cell table:style-name="ce122"/>
          <table:table-cell table:style-name="ce126" table:formula="of:=SUM([.B21:.M21])" office:value-type="currency" office:currency="EUR" office:value="900" calcext:value-type="currency">
            <text:p>900,00 €</text:p>
          </table:table-cell>
          <table:table-cell/>
          <table:table-cell office:value-type="string" calcext:value-type="string">
            <text:p>abril</text:p>
          </table:table-cell>
          <table:table-cell table:style-name="ce134" table:formula="of:=[.E46]" office:value-type="currency" office:currency="EUR" office:value="500" calcext:value-type="currency">
            <text:p>500,00 €</text:p>
          </table:table-cell>
          <table:table-cell/>
        </table:table-row>
        <table:table-row table:style-name="ro3">
          <table:table-cell table:style-name="ce98" office:value-type="string" calcext:value-type="string">
            <text:p>Mantenimiento Página Web</text:p>
          </table:table-cell>
          <table:table-cell table:style-name="ce111" table:formula="of:=(30 * [.B29])" office:value-type="currency" office:currency="EUR" office:value="30" calcext:value-type="currency">
            <text:p>30,00 €</text:p>
          </table:table-cell>
          <table:table-cell table:style-name="ce111" table:formula="of:=(30 * [.C29])" office:value-type="currency" office:currency="EUR" office:value="30" calcext:value-type="currency">
            <text:p>30,00 €</text:p>
          </table:table-cell>
          <table:table-cell table:style-name="ce111" table:formula="of:=(30 * [.D29])" office:value-type="currency" office:currency="EUR" office:value="30" calcext:value-type="currency">
            <text:p>30,00 €</text:p>
          </table:table-cell>
          <table:table-cell table:style-name="ce111" table:formula="of:=(30 * [.E29])" office:value-type="currency" office:currency="EUR" office:value="30" calcext:value-type="currency">
            <text:p>30,00 €</text:p>
          </table:table-cell>
          <table:table-cell table:style-name="ce111" table:formula="of:=(30 * [.F29])" office:value-type="currency" office:currency="EUR" office:value="30" calcext:value-type="currency">
            <text:p>30,00 €</text:p>
          </table:table-cell>
          <table:table-cell table:style-name="ce111" table:formula="of:=(30 * [.G29])" office:value-type="currency" office:currency="EUR" office:value="30" calcext:value-type="currency">
            <text:p>30,00 €</text:p>
          </table:table-cell>
          <table:table-cell table:style-name="ce111" table:formula="of:=(30 * [.H29])" office:value-type="currency" office:currency="EUR" office:value="30" calcext:value-type="currency">
            <text:p>30,00 €</text:p>
          </table:table-cell>
          <table:table-cell table:style-name="ce111" table:formula="of:=(30 * [.I29])" office:value-type="currency" office:currency="EUR" office:value="30" calcext:value-type="currency">
            <text:p>30,00 €</text:p>
          </table:table-cell>
          <table:table-cell table:style-name="ce111" table:formula="of:=(30 * [.J29])" office:value-type="currency" office:currency="EUR" office:value="30" calcext:value-type="currency">
            <text:p>30,00 €</text:p>
          </table:table-cell>
          <table:table-cell table:style-name="ce111" table:formula="of:=(30 * [.K29])" office:value-type="currency" office:currency="EUR" office:value="30" calcext:value-type="currency">
            <text:p>30,00 €</text:p>
          </table:table-cell>
          <table:table-cell table:style-name="ce111" table:formula="of:=(30 * [.L29])" office:value-type="currency" office:currency="EUR" office:value="30" calcext:value-type="currency">
            <text:p>30,00 €</text:p>
          </table:table-cell>
          <table:table-cell table:style-name="ce111" table:formula="of:=(30 * [.M29])" office:value-type="currency" office:currency="EUR" office:value="30" calcext:value-type="currency">
            <text:p>30,00 €</text:p>
          </table:table-cell>
          <table:table-cell table:style-name="ce122"/>
          <table:table-cell table:style-name="ce126" table:formula="of:=SUM([.B22:.M22])" office:value-type="currency" office:currency="EUR" office:value="360" calcext:value-type="currency">
            <text:p>360,00 €</text:p>
          </table:table-cell>
          <table:table-cell/>
          <table:table-cell office:value-type="string" calcext:value-type="string">
            <text:p>mayo</text:p>
          </table:table-cell>
          <table:table-cell table:style-name="ce134" table:formula="of:=[.F46]" office:value-type="currency" office:currency="EUR" office:value="3562.84" calcext:value-type="currency">
            <text:p>3.562,84 €</text:p>
          </table:table-cell>
          <table:table-cell/>
        </table:table-row>
        <table:table-row table:style-name="ro3">
          <table:table-cell office:value-type="string" calcext:value-type="string">
            <text:p>Cantidad de pagos por Luz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23:.M2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unio</text:p>
          </table:table-cell>
          <table:table-cell table:style-name="ce134" table:formula="of:=[.G46]" office:value-type="currency" office:currency="EUR" office:value="9128.52" calcext:value-type="currency">
            <text:p>9.128,52 €</text:p>
          </table:table-cell>
          <table:table-cell/>
        </table:table-row>
        <table:table-row table:style-name="ro3">
          <table:table-cell office:value-type="string" calcext:value-type="string">
            <text:p>Cantidad de pagos por Alquiler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24:.M24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ulio</text:p>
          </table:table-cell>
          <table:table-cell table:style-name="ce134" table:formula="of:=[.H46]" office:value-type="currency" office:currency="EUR" office:value="11806.36" calcext:value-type="currency">
            <text:p>11.806,36 €</text:p>
          </table:table-cell>
          <table:table-cell/>
        </table:table-row>
        <table:table-row table:style-name="ro3">
          <table:table-cell office:value-type="string" calcext:value-type="string">
            <text:p>Cantidad de pagos por Nómina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M25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gosto</text:p>
          </table:table-cell>
          <table:table-cell table:style-name="ce134" table:formula="of:=[.I46]" office:value-type="currency" office:currency="EUR" office:value="24199.83" calcext:value-type="currency">
            <text:p>24.199,83 €</text:p>
          </table:table-cell>
          <table:table-cell/>
        </table:table-row>
        <table:table-row table:style-name="ro3">
          <table:table-cell office:value-type="string" calcext:value-type="string">
            <text:p>Cantidad de pagos por Inter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6:.M26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eptiembre</text:p>
          </table:table-cell>
          <table:table-cell table:style-name="ce134" table:formula="of:=[.J46]" office:value-type="currency" office:currency="EUR" office:value="5062.84" calcext:value-type="currency">
            <text:p>5.062,84 €</text:p>
          </table:table-cell>
          <table:table-cell/>
        </table:table-row>
        <table:table-row table:style-name="ro3">
          <table:table-cell office:value-type="string" calcext:value-type="string">
            <text:p>Cantidad de pagos por Gestor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SUM([.B27:.M2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octubre</text:p>
          </table:table-cell>
          <table:table-cell table:style-name="ce134" table:formula="of:=[.K46]" office:value-type="currency" office:currency="EUR" office:value="2100" calcext:value-type="currency">
            <text:p>2.100,00 €</text:p>
          </table:table-cell>
          <table:table-cell/>
        </table:table-row>
        <table:table-row table:style-name="ro3">
          <table:table-cell office:value-type="string" calcext:value-type="string">
            <text:p>Cantidad de pagos por Publicida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8:.M28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oviembre</text:p>
          </table:table-cell>
          <table:table-cell table:style-name="ce134" table:formula="of:=[.L46]" office:value-type="currency" office:currency="EUR" office:value="2100" calcext:value-type="currency">
            <text:p>2.100,00 €</text:p>
          </table:table-cell>
          <table:table-cell/>
        </table:table-row>
        <table:table-row table:style-name="ro3">
          <table:table-cell office:value-type="string" calcext:value-type="string">
            <text:p>Cantidad de pagos por mantenimiento Pag Web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SUM([.B29:.M29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iciembre</text:p>
          </table:table-cell>
          <table:table-cell table:style-name="ce134" table:formula="of:=[.M46]" office:value-type="currency" office:currency="EUR" office:value="13031.36" calcext:value-type="currency">
            <text:p>13.031,36 €</text:p>
          </table:table-cell>
          <table:table-cell/>
        </table:table-row>
        <table:table-row table:style-name="ro3">
          <table:table-cell office:value-type="string" calcext:value-type="string">
            <text:p>Cantidad de pagos TOTALES</text:p>
          </table:table-cell>
          <table:table-cell table:formula="of:=SUM([.B23:.B29])" office:value-type="float" office:value="3" calcext:value-type="float">
            <text:p>3</text:p>
          </table:table-cell>
          <table:table-cell table:formula="of:=SUM([.C23:.C29])" office:value-type="float" office:value="3" calcext:value-type="float">
            <text:p>3</text:p>
          </table:table-cell>
          <table:table-cell table:formula="of:=SUM([.D23:.D29])" office:value-type="float" office:value="2" calcext:value-type="float">
            <text:p>2</text:p>
          </table:table-cell>
          <table:table-cell table:formula="of:=SUM([.E23:.E29])" office:value-type="float" office:value="3" calcext:value-type="float">
            <text:p>3</text:p>
          </table:table-cell>
          <table:table-cell table:formula="of:=SUM([.F23:.F29])" office:value-type="float" office:value="4" calcext:value-type="float">
            <text:p>4</text:p>
          </table:table-cell>
          <table:table-cell table:formula="of:=SUM([.G23:.G29])" office:value-type="float" office:value="5" calcext:value-type="float">
            <text:p>5</text:p>
          </table:table-cell>
          <table:table-cell table:formula="of:=SUM([.H23:.H29])" office:value-type="float" office:value="6" calcext:value-type="float">
            <text:p>6</text:p>
          </table:table-cell>
          <table:table-cell table:formula="of:=SUM([.I23:.I29])" office:value-type="float" office:value="10" calcext:value-type="float">
            <text:p>10</text:p>
          </table:table-cell>
          <table:table-cell table:formula="of:=SUM([.J23:.J29])" office:value-type="float" office:value="3" calcext:value-type="float">
            <text:p>3</text:p>
          </table:table-cell>
          <table:table-cell table:formula="of:=SUM([.K23:.K29])" office:value-type="float" office:value="2" calcext:value-type="float">
            <text:p>2</text:p>
          </table:table-cell>
          <table:table-cell table:formula="of:=SUM([.L23:.L29])" office:value-type="float" office:value="2" calcext:value-type="float">
            <text:p>2</text:p>
          </table:table-cell>
          <table:table-cell table:formula="of:=SUM([.M23:.M29])" office:value-type="float" office:value="4" calcext:value-type="float">
            <text:p>4</text:p>
          </table:table-cell>
          <table:table-cell table:formula="of:=SUM([.N23:.N29])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Total Anual</text:p>
          </table:table-cell>
          <table:table-cell table:style-name="ce135" table:formula="of:=SUM([.R18:.R29])" office:value-type="currency" office:currency="EUR" office:value="87366.94" calcext:value-type="currency">
            <text:p>87.366,94 €</text:p>
          </table:table-cell>
          <table:table-cell/>
        </table:table-row>
        <table:table-row table:style-name="ro3">
          <table:table-cell table:style-name="ce96" office:value-type="string" calcext:value-type="string">
            <text:p>Coste TOTAL GASTOS</text:p>
          </table:table-cell>
          <table:table-cell table:style-name="ce112" table:formula="of:=SUM([.B16:.B22])" office:value-type="currency" office:currency="EUR" office:value="283.98" calcext:value-type="currency">
            <text:p>283,98 €</text:p>
          </table:table-cell>
          <table:table-cell table:style-name="ce112" table:formula="of:=SUM([.C16:.C22])" office:value-type="currency" office:currency="EUR" office:value="283.98" calcext:value-type="currency">
            <text:p>283,98 €</text:p>
          </table:table-cell>
          <table:table-cell table:style-name="ce112" table:formula="of:=SUM([.D16:.D22])" office:value-type="currency" office:currency="EUR" office:value="224" calcext:value-type="currency">
            <text:p>224,00 €</text:p>
          </table:table-cell>
          <table:table-cell table:style-name="ce112" table:formula="of:=SUM([.E16:.E22])" office:value-type="currency" office:currency="EUR" office:value="374" calcext:value-type="currency">
            <text:p>374,00 €</text:p>
          </table:table-cell>
          <table:table-cell table:style-name="ce112" table:formula="of:=SUM([.F16:.F22])" office:value-type="currency" office:currency="EUR" office:value="433.98" calcext:value-type="currency">
            <text:p>433,98 €</text:p>
          </table:table-cell>
          <table:table-cell table:style-name="ce112" table:formula="of:=SUM([.G16:.G22])" office:value-type="currency" office:currency="EUR" office:value="493.96" calcext:value-type="currency">
            <text:p>493,96 €</text:p>
          </table:table-cell>
          <table:table-cell table:style-name="ce112" table:formula="of:=SUM([.H16:.H22])" office:value-type="currency" office:currency="EUR" office:value="2993.96" calcext:value-type="currency">
            <text:p>2.993,96 €</text:p>
          </table:table-cell>
          <table:table-cell table:style-name="ce112" table:formula="of:=SUM([.I16:.I22])" office:value-type="currency" office:currency="EUR" office:value="5673.9" calcext:value-type="currency">
            <text:p>5.673,90 €</text:p>
          </table:table-cell>
          <table:table-cell table:style-name="ce112" table:formula="of:=SUM([.J16:.J22])" office:value-type="currency" office:currency="EUR" office:value="374" calcext:value-type="currency">
            <text:p>374,00 €</text:p>
          </table:table-cell>
          <table:table-cell table:style-name="ce112" table:formula="of:=SUM([.K16:.K22])" office:value-type="currency" office:currency="EUR" office:value="224" calcext:value-type="currency">
            <text:p>224,00 €</text:p>
          </table:table-cell>
          <table:table-cell table:style-name="ce112" table:formula="of:=SUM([.L16:.L22])" office:value-type="currency" office:currency="EUR" office:value="224" calcext:value-type="currency">
            <text:p>224,00 €</text:p>
          </table:table-cell>
          <table:table-cell table:style-name="ce112" table:formula="of:=SUM([.M16:.M22])" office:value-type="currency" office:currency="EUR" office:value="343.96" calcext:value-type="currency">
            <text:p>343,96 €</text:p>
          </table:table-cell>
          <table:table-cell table:formula="of:=[.N30]" office:value-type="float" office:value="47" calcext:value-type="float">
            <text:p>47</text:p>
          </table:table-cell>
          <table:table-cell table:style-name="ce126" table:formula="of:=SUM([.O16:.O22])" office:value-type="currency" office:currency="EUR" office:value="11927.72" calcext:value-type="currency">
            <text:p>11.927,72 €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99" office:value-type="string" calcext:value-type="string">
            <text:p>Ingresos</text:p>
          </table:table-cell>
          <table:table-cell table:style-name="ce110" table:number-columns-repeated="12"/>
          <table:table-cell table:style-name="ce121"/>
          <table:table-cell table:number-columns-repeated="2"/>
          <table:table-cell table:style-name="Default"/>
          <table:table-cell table:style-name="ce136" office:value-type="string" calcext:value-type="string">
            <text:p>Entrada – Salida</text:p>
          </table:table-cell>
          <table:table-cell/>
        </table:table-row>
        <table:table-row table:style-name="ro5">
          <table:table-cell table:style-name="ce100" office:value-type="string" calcext:value-type="string">
            <text:p>Servicio Completo ( Red, Failover, NAS)</text:p>
          </table:table-cell>
          <table:table-cell table:style-name="ce111" table:formula="of:=(3062.84*[.B39])" office:value-type="currency" office:currency="EUR" office:value="3062.84" calcext:value-type="currency">
            <text:p>3.062,84 €</text:p>
          </table:table-cell>
          <table:table-cell table:style-name="ce111" table:formula="of:=(3062.84*[.C39])" office:value-type="currency" office:currency="EUR" office:value="3062.84" calcext:value-type="currency">
            <text:p>3.062,84 €</text:p>
          </table:table-cell>
          <table:table-cell table:style-name="ce111" table:formula="of:=(3062.84*[.D39])" office:value-type="currency" office:currency="EUR" office:value="3062.84" calcext:value-type="currency">
            <text:p>3.062,84 €</text:p>
          </table:table-cell>
          <table:table-cell table:style-name="ce111" table:formula="of:=(3062.84*[.E39])" office:value-type="currency" office:currency="EUR" office:value="0" calcext:value-type="currency">
            <text:p>0,00 €</text:p>
          </table:table-cell>
          <table:table-cell table:style-name="ce111" table:formula="of:=(3062.84*[.F39])" office:value-type="currency" office:currency="EUR" office:value="3062.84" calcext:value-type="currency">
            <text:p>3.062,84 €</text:p>
          </table:table-cell>
          <table:table-cell table:style-name="ce111" table:formula="of:=(3062.84*[.G39])" office:value-type="currency" office:currency="EUR" office:value="6125.68" calcext:value-type="currency">
            <text:p>6.125,68 €</text:p>
          </table:table-cell>
          <table:table-cell table:style-name="ce111" table:formula="of:=(3062.84*[.H39])" office:value-type="currency" office:currency="EUR" office:value="6125.68" calcext:value-type="currency">
            <text:p>6.125,68 €</text:p>
          </table:table-cell>
          <table:table-cell table:style-name="ce111" table:formula="of:=(3062.84*[.I39])" office:value-type="currency" office:currency="EUR" office:value="0" calcext:value-type="currency">
            <text:p>0,00 €</text:p>
          </table:table-cell>
          <table:table-cell table:style-name="ce111" table:formula="of:=(3062.84*[.J39])" office:value-type="currency" office:currency="EUR" office:value="3062.84" calcext:value-type="currency">
            <text:p>3.062,84 €</text:p>
          </table:table-cell>
          <table:table-cell table:style-name="ce111" table:formula="of:=(3062.84*[.K39])" office:value-type="currency" office:currency="EUR" office:value="0" calcext:value-type="currency">
            <text:p>0,00 €</text:p>
          </table:table-cell>
          <table:table-cell table:style-name="ce111" table:formula="of:=(3062.84*[.L39])" office:value-type="currency" office:currency="EUR" office:value="0" calcext:value-type="currency">
            <text:p>0,00 €</text:p>
          </table:table-cell>
          <table:table-cell table:style-name="ce111" table:formula="of:=(3062.84*[.M39])" office:value-type="currency" office:currency="EUR" office:value="6125.68" calcext:value-type="currency">
            <text:p>6.125,68 €</text:p>
          </table:table-cell>
          <table:table-cell table:style-name="ce121"/>
          <table:table-cell table:style-name="ce126" table:formula="of:=SUM([.B33:.M33])" office:value-type="currency" office:currency="EUR" office:value="33691.24" calcext:value-type="currency">
            <text:p>33.691,24 €</text:p>
          </table:table-cell>
          <table:table-cell/>
          <table:table-cell office:value-type="string" calcext:value-type="string">
            <text:p>Enero</text:p>
          </table:table-cell>
          <table:table-cell table:style-name="ce137" table:formula="of:=[.R18]-([.R3]+[.S3])" office:value-type="currency" office:currency="EUR" office:value="2134.05" calcext:value-type="currency">
            <text:p>2.134,05 €</text:p>
          </table:table-cell>
          <table:table-cell/>
        </table:table-row>
        <table:table-row table:style-name="ro5">
          <table:table-cell table:style-name="ce100" office:value-type="string" calcext:value-type="string">
            <text:p>Servicio de Red (Red y failover)</text:p>
          </table:table-cell>
          <table:table-cell table:style-name="ce111" table:formula="of:=(1230.99*[.B40])" office:value-type="currency" office:currency="EUR" office:value="0" calcext:value-type="currency">
            <text:p>0,00 €</text:p>
          </table:table-cell>
          <table:table-cell table:style-name="ce111" table:formula="of:=(1230.99*[.C40])" office:value-type="currency" office:currency="EUR" office:value="1230.99" calcext:value-type="currency">
            <text:p>1.230,99 €</text:p>
          </table:table-cell>
          <table:table-cell table:style-name="ce111" table:formula="of:=(1230.99*[.D40])" office:value-type="currency" office:currency="EUR" office:value="0" calcext:value-type="currency">
            <text:p>0,00 €</text:p>
          </table:table-cell>
          <table:table-cell table:style-name="ce111" table:formula="of:=(1230.99*[.E40])" office:value-type="currency" office:currency="EUR" office:value="0" calcext:value-type="currency">
            <text:p>0,00 €</text:p>
          </table:table-cell>
          <table:table-cell table:style-name="ce111" table:formula="of:=(1230.99*[.F40])" office:value-type="currency" office:currency="EUR" office:value="0" calcext:value-type="currency">
            <text:p>0,00 €</text:p>
          </table:table-cell>
          <table:table-cell table:style-name="ce111" table:formula="of:=(1230.99*[.G40])" office:value-type="currency" office:currency="EUR" office:value="0" calcext:value-type="currency">
            <text:p>0,00 €</text:p>
          </table:table-cell>
          <table:table-cell table:style-name="ce111" table:formula="of:=(1230.99*[.H40])" office:value-type="currency" office:currency="EUR" office:value="0" calcext:value-type="currency">
            <text:p>0,00 €</text:p>
          </table:table-cell>
          <table:table-cell table:style-name="ce111" table:formula="of:=(1230.99*[.I40])" office:value-type="currency" office:currency="EUR" office:value="6154.95" calcext:value-type="currency">
            <text:p>6.154,95 €</text:p>
          </table:table-cell>
          <table:table-cell table:style-name="ce111" table:formula="of:=(1230.99*[.J40])" office:value-type="currency" office:currency="EUR" office:value="0" calcext:value-type="currency">
            <text:p>0,00 €</text:p>
          </table:table-cell>
          <table:table-cell table:style-name="ce111" table:formula="of:=(1230.99*[.K40])" office:value-type="currency" office:currency="EUR" office:value="0" calcext:value-type="currency">
            <text:p>0,00 €</text:p>
          </table:table-cell>
          <table:table-cell table:style-name="ce111" table:formula="of:=(1230.99*[.L40])" office:value-type="currency" office:currency="EUR" office:value="0" calcext:value-type="currency">
            <text:p>0,00 €</text:p>
          </table:table-cell>
          <table:table-cell table:style-name="ce111" table:formula="of:=(1230.99*[.M40])" office:value-type="currency" office:currency="EUR" office:value="0" calcext:value-type="currency">
            <text:p>0,00 €</text:p>
          </table:table-cell>
          <table:table-cell table:style-name="ce121"/>
          <table:table-cell table:style-name="ce126" table:formula="of:=SUM([.B34:.M34])" office:value-type="currency" office:currency="EUR" office:value="7385.94" calcext:value-type="currency">
            <text:p>7.385,94 €</text:p>
          </table:table-cell>
          <table:table-cell/>
          <table:table-cell office:value-type="string" calcext:value-type="string">
            <text:p>febrero</text:p>
          </table:table-cell>
          <table:table-cell table:style-name="ce137" table:formula="of:=[.R19]-([.R4]+[.S4])" office:value-type="currency" office:currency="EUR" office:value="3057.01" calcext:value-type="currency">
            <text:p>3.057,01 €</text:p>
          </table:table-cell>
          <table:table-cell/>
        </table:table-row>
        <table:table-row table:style-name="ro5">
          <table:table-cell table:style-name="ce100" office:value-type="string" calcext:value-type="string">
            <text:p>Servicio de Espacio (Red y NAS)</text:p>
          </table:table-cell>
          <table:table-cell table:style-name="ce113" table:formula="of:=(2402.84*[.B41])" office:value-type="currency" office:currency="EUR" office:value="4805.68" calcext:value-type="currency">
            <text:p>4.805,68 €</text:p>
          </table:table-cell>
          <table:table-cell table:style-name="ce113" table:formula="of:=(2402.84*[.C41])" office:value-type="currency" office:currency="EUR" office:value="0" calcext:value-type="currency">
            <text:p>0,00 €</text:p>
          </table:table-cell>
          <table:table-cell table:style-name="ce113" table:formula="of:=(2402.84*[.D41])" office:value-type="currency" office:currency="EUR" office:value="0" calcext:value-type="currency">
            <text:p>0,00 €</text:p>
          </table:table-cell>
          <table:table-cell table:style-name="ce113" table:formula="of:=(2402.84*[.E41])" office:value-type="currency" office:currency="EUR" office:value="0" calcext:value-type="currency">
            <text:p>0,00 €</text:p>
          </table:table-cell>
          <table:table-cell table:style-name="ce113" table:formula="of:=(2402.84*[.F41])" office:value-type="currency" office:currency="EUR" office:value="0" calcext:value-type="currency">
            <text:p>0,00 €</text:p>
          </table:table-cell>
          <table:table-cell table:style-name="ce113" table:formula="of:=(2402.84*[.G41])" office:value-type="currency" office:currency="EUR" office:value="2402.84" calcext:value-type="currency">
            <text:p>2.402,84 €</text:p>
          </table:table-cell>
          <table:table-cell table:style-name="ce113" table:formula="of:=(2402.84*[.H41])" office:value-type="currency" office:currency="EUR" office:value="4805.68" calcext:value-type="currency">
            <text:p>4.805,68 €</text:p>
          </table:table-cell>
          <table:table-cell table:style-name="ce113" table:formula="of:=(2402.84*[.I41])" office:value-type="currency" office:currency="EUR" office:value="16819.88" calcext:value-type="currency">
            <text:p>16.819,88 €</text:p>
          </table:table-cell>
          <table:table-cell table:style-name="ce113" table:formula="of:=(2402.84*[.J41])" office:value-type="currency" office:currency="EUR" office:value="0" calcext:value-type="currency">
            <text:p>0,00 €</text:p>
          </table:table-cell>
          <table:table-cell table:style-name="ce113" table:formula="of:=(2402.84*[.K41])" office:value-type="currency" office:currency="EUR" office:value="0" calcext:value-type="currency">
            <text:p>0,00 €</text:p>
          </table:table-cell>
          <table:table-cell table:style-name="ce113" table:formula="of:=(2402.84*[.L41])" office:value-type="currency" office:currency="EUR" office:value="0" calcext:value-type="currency">
            <text:p>0,00 €</text:p>
          </table:table-cell>
          <table:table-cell table:style-name="ce113" table:formula="of:=(2402.84*[.M41])" office:value-type="currency" office:currency="EUR" office:value="4805.68" calcext:value-type="currency">
            <text:p>4.805,68 €</text:p>
          </table:table-cell>
          <table:table-cell table:style-name="ce121"/>
          <table:table-cell table:style-name="ce126" table:formula="of:=SUM([.B35:.M35])" office:value-type="currency" office:currency="EUR" office:value="33639.76" calcext:value-type="currency">
            <text:p>33.639,76 €</text:p>
          </table:table-cell>
          <table:table-cell/>
          <table:table-cell office:value-type="string" calcext:value-type="string">
            <text:p>marzo</text:p>
          </table:table-cell>
          <table:table-cell table:style-name="ce137" table:formula="of:=[.R20]-([.R5]+[.S5])" office:value-type="currency" office:currency="EUR" office:value="1375.14" calcext:value-type="currency">
            <text:p>1.375,14 €</text:p>
          </table:table-cell>
          <table:table-cell/>
        </table:table-row>
        <table:table-row table:style-name="ro5">
          <table:table-cell table:style-name="ce100" office:value-type="string" calcext:value-type="string">
            <text:p>Mantenimiento Servicio Completo</text:p>
          </table:table-cell>
          <table:table-cell table:style-name="ce113" table:formula="of:=(100*[.B42])" office:value-type="currency" office:currency="EUR" office:value="0" calcext:value-type="currency">
            <text:p>0,00 €</text:p>
          </table:table-cell>
          <table:table-cell table:style-name="ce113" table:formula="of:=(100*[.C42])" office:value-type="currency" office:currency="EUR" office:value="100" calcext:value-type="currency">
            <text:p>100,00 €</text:p>
          </table:table-cell>
          <table:table-cell table:style-name="ce113" table:formula="of:=(100*[.D42])" office:value-type="currency" office:currency="EUR" office:value="200" calcext:value-type="currency">
            <text:p>200,00 €</text:p>
          </table:table-cell>
          <table:table-cell table:style-name="ce113" table:formula="of:=(100*[.E42])" office:value-type="currency" office:currency="EUR" office:value="300" calcext:value-type="currency">
            <text:p>300,00 €</text:p>
          </table:table-cell>
          <table:table-cell table:style-name="ce113" table:formula="of:=(100*[.F42])" office:value-type="currency" office:currency="EUR" office:value="300" calcext:value-type="currency">
            <text:p>300,00 €</text:p>
          </table:table-cell>
          <table:table-cell table:style-name="ce113" table:formula="of:=(100*[.G42])" office:value-type="currency" office:currency="EUR" office:value="400" calcext:value-type="currency">
            <text:p>400,00 €</text:p>
          </table:table-cell>
          <table:table-cell table:style-name="ce113" table:formula="of:=(100*[.H42])" office:value-type="currency" office:currency="EUR" office:value="600" calcext:value-type="currency">
            <text:p>600,00 €</text:p>
          </table:table-cell>
          <table:table-cell table:style-name="ce113" table:formula="of:=(100*[.I42])" office:value-type="currency" office:currency="EUR" office:value="800" calcext:value-type="currency">
            <text:p>800,00 €</text:p>
          </table:table-cell>
          <table:table-cell table:style-name="ce113" table:formula="of:=(100*[.J42])" office:value-type="currency" office:currency="EUR" office:value="800" calcext:value-type="currency">
            <text:p>800,00 €</text:p>
          </table:table-cell>
          <table:table-cell table:style-name="ce113" table:formula="of:=(100*[.K42])" office:value-type="currency" office:currency="EUR" office:value="900" calcext:value-type="currency">
            <text:p>900,00 €</text:p>
          </table:table-cell>
          <table:table-cell table:style-name="ce113" table:formula="of:=(100*[.L42])" office:value-type="currency" office:currency="EUR" office:value="900" calcext:value-type="currency">
            <text:p>900,00 €</text:p>
          </table:table-cell>
          <table:table-cell table:style-name="ce113" table:formula="of:=(100*[.M42])" office:value-type="currency" office:currency="EUR" office:value="900" calcext:value-type="currency">
            <text:p>900,00 €</text:p>
          </table:table-cell>
          <table:table-cell table:style-name="ce121"/>
          <table:table-cell table:style-name="ce126" table:formula="of:=SUM([.B36:.M36])" office:value-type="currency" office:currency="EUR" office:value="6200" calcext:value-type="currency">
            <text:p>6.200,00 €</text:p>
          </table:table-cell>
          <table:table-cell/>
          <table:table-cell office:value-type="string" calcext:value-type="string">
            <text:p>abril</text:p>
          </table:table-cell>
          <table:table-cell table:style-name="ce137" table:formula="of:=[.R21]-([.R6]+[.S6])" office:value-type="currency" office:currency="EUR" office:value="-415.98" calcext:value-type="currency">
            <text:p>-415,98 €</text:p>
          </table:table-cell>
          <table:table-cell/>
        </table:table-row>
        <table:table-row table:style-name="ro5">
          <table:table-cell table:style-name="ce100" office:value-type="string" calcext:value-type="string">
            <text:p>Mantenimiento Servicio Red</text:p>
          </table:table-cell>
          <table:table-cell table:style-name="ce113" table:formula="of:=(50*[.B43])" office:value-type="currency" office:currency="EUR" office:value="0" calcext:value-type="currency">
            <text:p>0,00 €</text:p>
          </table:table-cell>
          <table:table-cell table:style-name="ce113" table:formula="of:=(50*[.C43])" office:value-type="currency" office:currency="EUR" office:value="0" calcext:value-type="currency">
            <text:p>0,00 €</text:p>
          </table:table-cell>
          <table:table-cell table:style-name="ce113" table:formula="of:=(50*[.D43])" office:value-type="currency" office:currency="EUR" office:value="50" calcext:value-type="currency">
            <text:p>50,00 €</text:p>
          </table:table-cell>
          <table:table-cell table:style-name="ce113" table:formula="of:=(50*[.E43])" office:value-type="currency" office:currency="EUR" office:value="50" calcext:value-type="currency">
            <text:p>50,00 €</text:p>
          </table:table-cell>
          <table:table-cell table:style-name="ce113" table:formula="of:=(50*[.F43])" office:value-type="currency" office:currency="EUR" office:value="50" calcext:value-type="currency">
            <text:p>50,00 €</text:p>
          </table:table-cell>
          <table:table-cell table:style-name="ce113" table:formula="of:=(50*[.G43])" office:value-type="currency" office:currency="EUR" office:value="50" calcext:value-type="currency">
            <text:p>50,00 €</text:p>
          </table:table-cell>
          <table:table-cell table:style-name="ce113" table:formula="of:=(50*[.H43])" office:value-type="currency" office:currency="EUR" office:value="50" calcext:value-type="currency">
            <text:p>50,00 €</text:p>
          </table:table-cell>
          <table:table-cell table:style-name="ce113" table:formula="of:=(50*[.I43])" office:value-type="currency" office:currency="EUR" office:value="50" calcext:value-type="currency">
            <text:p>50,00 €</text:p>
          </table:table-cell>
          <table:table-cell table:style-name="ce113" table:formula="of:=(50*[.J43])" office:value-type="currency" office:currency="EUR" office:value="300" calcext:value-type="currency">
            <text:p>300,00 €</text:p>
          </table:table-cell>
          <table:table-cell table:style-name="ce113" table:formula="of:=(50*[.K43])" office:value-type="currency" office:currency="EUR" office:value="300" calcext:value-type="currency">
            <text:p>300,00 €</text:p>
          </table:table-cell>
          <table:table-cell table:style-name="ce113" table:formula="of:=(50*[.L43])" office:value-type="currency" office:currency="EUR" office:value="300" calcext:value-type="currency">
            <text:p>300,00 €</text:p>
          </table:table-cell>
          <table:table-cell table:style-name="ce113" table:formula="of:=(50*[.M43])" office:value-type="currency" office:currency="EUR" office:value="300" calcext:value-type="currency">
            <text:p>300,00 €</text:p>
          </table:table-cell>
          <table:table-cell table:style-name="ce121"/>
          <table:table-cell table:style-name="ce126" table:formula="of:=SUM([.B37:.M37])" office:value-type="currency" office:currency="EUR" office:value="1500" calcext:value-type="currency">
            <text:p>1.500,00 €</text:p>
          </table:table-cell>
          <table:table-cell/>
          <table:table-cell office:value-type="string" calcext:value-type="string">
            <text:p>mayo</text:p>
          </table:table-cell>
          <table:table-cell table:style-name="ce137" table:formula="of:=[.R22]-([.R7]+[.S7])" office:value-type="currency" office:currency="EUR" office:value="743.56" calcext:value-type="currency">
            <text:p>743,56 €</text:p>
          </table:table-cell>
          <table:table-cell/>
        </table:table-row>
        <table:table-row table:style-name="ro5">
          <table:table-cell table:style-name="ce100" office:value-type="string" calcext:value-type="string">
            <text:p>Mantenimiento Servicio Espacio</text:p>
          </table:table-cell>
          <table:table-cell table:style-name="ce113" table:formula="of:=(75*[.B44])" office:value-type="currency" office:currency="EUR" office:value="0" calcext:value-type="currency">
            <text:p>0,00 €</text:p>
          </table:table-cell>
          <table:table-cell table:style-name="ce113" table:formula="of:=(75*[.C44])" office:value-type="currency" office:currency="EUR" office:value="150" calcext:value-type="currency">
            <text:p>150,00 €</text:p>
          </table:table-cell>
          <table:table-cell table:style-name="ce113" table:formula="of:=(75*[.D44])" office:value-type="currency" office:currency="EUR" office:value="150" calcext:value-type="currency">
            <text:p>150,00 €</text:p>
          </table:table-cell>
          <table:table-cell table:style-name="ce113" table:formula="of:=(75*[.E44])" office:value-type="currency" office:currency="EUR" office:value="150" calcext:value-type="currency">
            <text:p>150,00 €</text:p>
          </table:table-cell>
          <table:table-cell table:style-name="ce113" table:formula="of:=(75*[.F44])" office:value-type="currency" office:currency="EUR" office:value="150" calcext:value-type="currency">
            <text:p>150,00 €</text:p>
          </table:table-cell>
          <table:table-cell table:style-name="ce113" table:formula="of:=(75*[.G44])" office:value-type="currency" office:currency="EUR" office:value="150" calcext:value-type="currency">
            <text:p>150,00 €</text:p>
          </table:table-cell>
          <table:table-cell table:style-name="ce113" table:formula="of:=(75*[.H44])" office:value-type="currency" office:currency="EUR" office:value="225" calcext:value-type="currency">
            <text:p>225,00 €</text:p>
          </table:table-cell>
          <table:table-cell table:style-name="ce113" table:formula="of:=(75*[.I44])" office:value-type="currency" office:currency="EUR" office:value="375" calcext:value-type="currency">
            <text:p>375,00 €</text:p>
          </table:table-cell>
          <table:table-cell table:style-name="ce113" table:formula="of:=(75*[.J44])" office:value-type="currency" office:currency="EUR" office:value="900" calcext:value-type="currency">
            <text:p>900,00 €</text:p>
          </table:table-cell>
          <table:table-cell table:style-name="ce113" table:formula="of:=(75*[.K44])" office:value-type="currency" office:currency="EUR" office:value="900" calcext:value-type="currency">
            <text:p>900,00 €</text:p>
          </table:table-cell>
          <table:table-cell table:style-name="ce113" table:formula="of:=(75*[.L44])" office:value-type="currency" office:currency="EUR" office:value="900" calcext:value-type="currency">
            <text:p>900,00 €</text:p>
          </table:table-cell>
          <table:table-cell table:style-name="ce113" table:formula="of:=(75*[.M44])" office:value-type="currency" office:currency="EUR" office:value="900" calcext:value-type="currency">
            <text:p>900,00 €</text:p>
          </table:table-cell>
          <table:table-cell table:style-name="ce121"/>
          <table:table-cell table:style-name="ce126" table:formula="of:=SUM([.B38:.M38])" office:value-type="currency" office:currency="EUR" office:value="4950" calcext:value-type="currency">
            <text:p>4.950,00 €</text:p>
          </table:table-cell>
          <table:table-cell/>
          <table:table-cell office:value-type="string" calcext:value-type="string">
            <text:p>junio</text:p>
          </table:table-cell>
          <table:table-cell table:style-name="ce137" table:formula="of:=[.R23]-([.R8]+[.S8])" office:value-type="currency" office:currency="EUR" office:value="8301.22" calcext:value-type="currency">
            <text:p>8.301,22 €</text:p>
          </table:table-cell>
          <table:table-cell/>
        </table:table-row>
        <table:table-row table:style-name="ro5">
          <table:table-cell office:value-type="string" calcext:value-type="string">
            <text:p>Cantidad de ingresos por Servicio Completo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formula="of:=SUM([.B39:.M39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julio</text:p>
          </table:table-cell>
          <table:table-cell table:style-name="ce137" table:formula="of:=[.R24]-([.R9]+[.S9])" office:value-type="currency" office:currency="EUR" office:value="3772.02" calcext:value-type="currency">
            <text:p>3.772,02 €</text:p>
          </table:table-cell>
          <table:table-cell/>
        </table:table-row>
        <table:table-row table:style-name="ro5">
          <table:table-cell office:value-type="string" calcext:value-type="string">
            <text:p>Cantidad de ingresos por Servicio de Red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formula="of:=SUM([.B40:.M40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gosto</text:p>
          </table:table-cell>
          <table:table-cell table:style-name="ce137" table:formula="of:=[.R25]-([.R10]+[.S10])" office:value-type="currency" office:currency="EUR" office:value="6497.53" calcext:value-type="currency">
            <text:p>6.497,53 €</text:p>
          </table:table-cell>
          <table:table-cell/>
        </table:table-row>
        <table:table-row table:style-name="ro5">
          <table:table-cell office:value-type="string" calcext:value-type="string">
            <text:p>Cantidad de ingresos por Servicio de Espacio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formula="of:=SUM([.B41:.M41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eptiembre</text:p>
          </table:table-cell>
          <table:table-cell table:style-name="ce137" table:formula="of:=[.R26]-([.R11]+[.S11])" office:value-type="currency" office:currency="EUR" office:value="3215.01" calcext:value-type="currency">
            <text:p>3.215,01 €</text:p>
          </table:table-cell>
          <table:table-cell/>
        </table:table-row>
        <table:table-row table:style-name="ro5">
          <table:table-cell office:value-type="string" calcext:value-type="string">
            <text:p>Mantenimiento Servicio Completo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2" table:style-name="ce114" office:value-type="float" office:value="8" calcext:value-type="float">
            <text:p>8</text:p>
          </table:table-cell>
          <table:table-cell table:number-columns-repeated="3" table:style-name="ce114" office:value-type="float" office:value="9" calcext:value-type="float">
            <text:p>9</text:p>
          </table:table-cell>
          <table:table-cell table:formula="of:=SUM([.B42:.M42])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octubre</text:p>
          </table:table-cell>
          <table:table-cell table:style-name="ce137" table:formula="of:=[.R27]-([.R12]+[.S12])" office:value-type="currency" office:currency="EUR" office:value="1876" calcext:value-type="currency">
            <text:p>1.876,00 €</text:p>
          </table:table-cell>
          <table:table-cell/>
        </table:table-row>
        <table:table-row table:style-name="ro5">
          <table:table-cell office:value-type="string" calcext:value-type="string">
            <text:p>Mantenimiento Servicio Red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number-columns-repeated="4" table:style-name="ce114" office:value-type="float" office:value="6" calcext:value-type="float">
            <text:p>6</text:p>
          </table:table-cell>
          <table:table-cell table:formula="of:=SUM([.B43:.M43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oviembre</text:p>
          </table:table-cell>
          <table:table-cell table:style-name="ce137" table:formula="of:=[.R28]-([.R13]+[.S13])" office:value-type="currency" office:currency="EUR" office:value="1605.01" calcext:value-type="currency">
            <text:p>1.605,01 €</text:p>
          </table:table-cell>
          <table:table-cell/>
        </table:table-row>
        <table:table-row table:style-name="ro5">
          <table:table-cell office:value-type="string" calcext:value-type="string">
            <text:p>Mantenimiento Servicio Espacio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5"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4" table:style-name="ce114" office:value-type="float" office:value="12" calcext:value-type="float">
            <text:p>12</text:p>
          </table:table-cell>
          <table:table-cell table:formula="of:=SUM([.B44:.M4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diciembre</text:p>
          </table:table-cell>
          <table:table-cell table:style-name="ce137" table:formula="of:=[.R29]-([.R14]+[.S14])" office:value-type="currency" office:currency="EUR" office:value="10281.72" calcext:value-type="currency">
            <text:p>10.281,72 €</text:p>
          </table:table-cell>
          <table:table-cell/>
        </table:table-row>
        <table:table-row table:style-name="ro3">
          <table:table-cell office:value-type="string" calcext:value-type="string">
            <text:p>Cantidad de ingresos TOTALES</text:p>
          </table:table-cell>
          <table:table-cell table:style-name="ce114" table:formula="of:=SUM([.B39:.B44])" office:value-type="float" office:value="3" calcext:value-type="float">
            <text:p>3</text:p>
          </table:table-cell>
          <table:table-cell table:style-name="ce114" table:formula="of:=SUM([.C39:.C44])" office:value-type="float" office:value="5" calcext:value-type="float">
            <text:p>5</text:p>
          </table:table-cell>
          <table:table-cell table:style-name="ce114" table:formula="of:=SUM([.D39:.D44])" office:value-type="float" office:value="6" calcext:value-type="float">
            <text:p>6</text:p>
          </table:table-cell>
          <table:table-cell table:style-name="ce114" table:formula="of:=SUM([.E39:.E44])" office:value-type="float" office:value="6" calcext:value-type="float">
            <text:p>6</text:p>
          </table:table-cell>
          <table:table-cell table:style-name="ce114" table:formula="of:=SUM([.F39:.F44])" office:value-type="float" office:value="7" calcext:value-type="float">
            <text:p>7</text:p>
          </table:table-cell>
          <table:table-cell table:style-name="ce114" table:formula="of:=SUM([.G39:.G44])" office:value-type="float" office:value="10" calcext:value-type="float">
            <text:p>10</text:p>
          </table:table-cell>
          <table:table-cell table:style-name="ce114" table:formula="of:=SUM([.H39:.H44])" office:value-type="float" office:value="14" calcext:value-type="float">
            <text:p>14</text:p>
          </table:table-cell>
          <table:table-cell table:style-name="ce114" table:formula="of:=SUM([.I39:.I44])" office:value-type="float" office:value="26" calcext:value-type="float">
            <text:p>26</text:p>
          </table:table-cell>
          <table:table-cell table:style-name="ce114" table:formula="of:=SUM([.J39:.J44])" office:value-type="float" office:value="27" calcext:value-type="float">
            <text:p>27</text:p>
          </table:table-cell>
          <table:table-cell table:style-name="ce114" table:formula="of:=SUM([.K39:.K44])" office:value-type="float" office:value="27" calcext:value-type="float">
            <text:p>27</text:p>
          </table:table-cell>
          <table:table-cell table:style-name="ce114" table:formula="of:=SUM([.L39:.L44])" office:value-type="float" office:value="27" calcext:value-type="float">
            <text:p>27</text:p>
          </table:table-cell>
          <table:table-cell table:style-name="ce114" table:formula="of:=SUM([.M39:.M44])" office:value-type="float" office:value="31" calcext:value-type="float">
            <text:p>31</text:p>
          </table:table-cell>
          <table:table-cell table:formula="of:=SUM([.B45:.M45])"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otal Anual</text:p>
          </table:table-cell>
          <table:table-cell table:style-name="ce138" table:formula="of:=SUM([.R33:.R44])" office:value-type="currency" office:currency="EUR" office:value="42442.29" calcext:value-type="currency">
            <text:p>42.442,29 €</text:p>
          </table:table-cell>
          <table:table-cell/>
        </table:table-row>
        <table:table-row table:style-name="ro3">
          <table:table-cell table:style-name="ce96" office:value-type="string" calcext:value-type="string">
            <text:p>Ingresos TOTALES</text:p>
          </table:table-cell>
          <table:table-cell table:style-name="ce112" table:formula="of:=SUM([.B33:.B38])" office:value-type="currency" office:currency="EUR" office:value="7868.52" calcext:value-type="currency">
            <text:p>7.868,52 €</text:p>
          </table:table-cell>
          <table:table-cell table:style-name="ce112" table:formula="of:=SUM([.C33:.C38])" office:value-type="currency" office:currency="EUR" office:value="4543.83" calcext:value-type="currency">
            <text:p>4.543,83 €</text:p>
          </table:table-cell>
          <table:table-cell table:style-name="ce112" table:formula="of:=SUM([.D33:.D38])" office:value-type="currency" office:currency="EUR" office:value="3462.84" calcext:value-type="currency">
            <text:p>3.462,84 €</text:p>
          </table:table-cell>
          <table:table-cell table:style-name="ce112" table:formula="of:=SUM([.E33:.E38])" office:value-type="currency" office:currency="EUR" office:value="500" calcext:value-type="currency">
            <text:p>500,00 €</text:p>
          </table:table-cell>
          <table:table-cell table:style-name="ce112" table:formula="of:=SUM([.F33:.F38])" office:value-type="currency" office:currency="EUR" office:value="3562.84" calcext:value-type="currency">
            <text:p>3.562,84 €</text:p>
          </table:table-cell>
          <table:table-cell table:style-name="ce112" table:formula="of:=SUM([.G33:.G38])" office:value-type="currency" office:currency="EUR" office:value="9128.52" calcext:value-type="currency">
            <text:p>9.128,52 €</text:p>
          </table:table-cell>
          <table:table-cell table:style-name="ce112" table:formula="of:=SUM([.H33:.H38])" office:value-type="currency" office:currency="EUR" office:value="11806.36" calcext:value-type="currency">
            <text:p>11.806,36 €</text:p>
          </table:table-cell>
          <table:table-cell table:style-name="ce112" table:formula="of:=SUM([.I33:.I38])" office:value-type="currency" office:currency="EUR" office:value="24199.83" calcext:value-type="currency">
            <text:p>24.199,83 €</text:p>
          </table:table-cell>
          <table:table-cell table:style-name="ce112" table:formula="of:=SUM([.J33:.J38])" office:value-type="currency" office:currency="EUR" office:value="5062.84" calcext:value-type="currency">
            <text:p>5.062,84 €</text:p>
          </table:table-cell>
          <table:table-cell table:style-name="ce112" table:formula="of:=SUM([.K33:.K38])" office:value-type="currency" office:currency="EUR" office:value="2100" calcext:value-type="currency">
            <text:p>2.100,00 €</text:p>
          </table:table-cell>
          <table:table-cell table:style-name="ce112" table:formula="of:=SUM([.L33:.L38])" office:value-type="currency" office:currency="EUR" office:value="2100" calcext:value-type="currency">
            <text:p>2.100,00 €</text:p>
          </table:table-cell>
          <table:table-cell table:style-name="ce112" table:formula="of:=SUM([.M33:.M38])" office:value-type="currency" office:currency="EUR" office:value="13031.36" calcext:value-type="currency">
            <text:p>13.031,36 €</text:p>
          </table:table-cell>
          <table:table-cell table:formula="of:=[.N45]" office:value-type="float" office:value="189" calcext:value-type="float">
            <text:p>189</text:p>
          </table:table-cell>
          <table:table-cell table:style-name="ce126" table:formula="of:=SUM([.O33:.O38])" office:value-type="currency" office:currency="EUR" office:value="87366.94" calcext:value-type="currency">
            <text:p>87.366,94 €</text:p>
          </table:table-cell>
          <table:table-cell table:style-name="ce128"/>
          <table:table-cell table:style-name="Default" table:number-columns-repeated="2"/>
          <table:table-cell/>
        </table:table-row>
        <table:table-row table:style-name="ro5">
          <table:table-cell table:style-name="ce101" office:value-type="string" calcext:value-type="string">
            <text:p>TOTAL A PERCIBIR</text:p>
          </table:table-cell>
          <table:table-cell table:style-name="ce115" table:formula="of:=[.B46] - ([.B14]+[.B31])" office:value-type="currency" office:currency="EUR" office:value="2134.05" calcext:value-type="currency">
            <text:p>2.134,05 €</text:p>
          </table:table-cell>
          <table:table-cell table:style-name="ce115" table:formula="of:=[.C46] - ([.C14]+[.C31])" office:value-type="currency" office:currency="EUR" office:value="3057.01" calcext:value-type="currency">
            <text:p>3.057,01 €</text:p>
          </table:table-cell>
          <table:table-cell table:style-name="ce115" table:formula="of:=[.D46] - ([.D14]+[.D31])" office:value-type="currency" office:currency="EUR" office:value="1375.14" calcext:value-type="currency">
            <text:p>1.375,14 €</text:p>
          </table:table-cell>
          <table:table-cell table:style-name="ce116" table:formula="of:=[.E46] - ([.E14]+[.E31])" office:value-type="currency" office:currency="EUR" office:value="-415.98" calcext:value-type="currency">
            <text:p>-415,98 €</text:p>
          </table:table-cell>
          <table:table-cell table:style-name="ce115" table:formula="of:=[.F46] - ([.F14]+[.F31])" office:value-type="currency" office:currency="EUR" office:value="743.56" calcext:value-type="currency">
            <text:p>743,56 €</text:p>
          </table:table-cell>
          <table:table-cell table:style-name="ce115" table:formula="of:=[.G46] - ([.G14]+[.G31])" office:value-type="currency" office:currency="EUR" office:value="8301.22" calcext:value-type="currency">
            <text:p>8.301,22 €</text:p>
          </table:table-cell>
          <table:table-cell table:style-name="ce115" table:formula="of:=[.H46] - ([.H14]+[.H31])" office:value-type="currency" office:currency="EUR" office:value="3772.02" calcext:value-type="currency">
            <text:p>3.772,02 €</text:p>
          </table:table-cell>
          <table:table-cell table:style-name="ce115" table:formula="of:=[.I46] - ([.I14]+[.I31])" office:value-type="currency" office:currency="EUR" office:value="6497.53" calcext:value-type="currency">
            <text:p>6.497,53 €</text:p>
          </table:table-cell>
          <table:table-cell table:style-name="ce115" table:formula="of:=[.J46] - ([.J14]+[.J31])" office:value-type="currency" office:currency="EUR" office:value="3215.01" calcext:value-type="currency">
            <text:p>3.215,01 €</text:p>
          </table:table-cell>
          <table:table-cell table:style-name="ce115" table:formula="of:=[.K46] - ([.K14]+[.K31])" office:value-type="currency" office:currency="EUR" office:value="1876" calcext:value-type="currency">
            <text:p>1.876,00 €</text:p>
          </table:table-cell>
          <table:table-cell table:style-name="ce115" table:formula="of:=[.L46] - ([.L14]+[.L31])" office:value-type="currency" office:currency="EUR" office:value="1605.01" calcext:value-type="currency">
            <text:p>1.605,01 €</text:p>
          </table:table-cell>
          <table:table-cell table:style-name="ce115" table:formula="of:=[.M46] - ([.M14]+[.M31])" office:value-type="currency" office:currency="EUR" office:value="10281.72" calcext:value-type="currency">
            <text:p>10.281,72 €</text:p>
          </table:table-cell>
          <table:table-cell table:style-name="Default"/>
          <table:table-cell table:style-name="ce115" table:formula="of:=[.O46] - ([.O14]+[.O31])" office:value-type="currency" office:currency="EUR" office:value="42442.29" calcext:value-type="currency">
            <text:p>42.442,29 €</text:p>
          </table:table-cell>
          <table:table-cell/>
          <table:table-cell table:style-name="Default" table:number-columns-repeated="2"/>
          <table:table-cell/>
        </table:table-row>
        <calcext:conditional-formats>
          <calcext:conditional-format calcext:target-range-address="Hoja1.O47:Hoja1.O47 Hoja1.B47:Hoja1.M47">
            <calcext:condition calcext:apply-style-name="Bad" calcext:value="&lt;0" calcext:base-cell-address="Hoja1.B47"/>
            <calcext:condition calcext:apply-style-name="Sin título3" calcext:value="&gt;0" calcext:base-cell-address="Hoja1.B47"/>
          </calcext:conditional-format>
          <calcext:conditional-format calcext:target-range-address="Hoja1.R33:Hoja1.R44">
            <calcext:condition calcext:apply-style-name="Bad" calcext:value="&lt;0" calcext:base-cell-address="Hoja1.R33"/>
            <calcext:condition calcext:apply-style-name="Good" calcext:value="&gt;0" calcext:base-cell-address="Hoja1.R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105P0"/>
    </number:currency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style:diagonal-bl-tr="none" style:diagonal-tl-br="none"/>
      <style:text-properties fo:color="#006600" fo:font-size="10pt" fo:font-style="normal" fo:font-weight="bold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bold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ff0000" style:diagonal-bl-tr="none" style:diagonal-tl-br="none"/>
    </style:style>
    <style:style style:name="Sin_20_título2" style:display-name="Sin título2" style:family="table-cell" style:parent-style-name="Default">
      <style:table-cell-properties fo:background-color="#ff0000" style:diagonal-bl-tr="none" style:diagonal-tl-br="none" fo:border="1.25pt solid #000000"/>
      <style:text-properties fo:font-weight="bold"/>
    </style:style>
    <style:style style:name="Sin_20_título3" style:display-name="Sin título3" style:family="table-cell" style:parent-style-name="Default">
      <style:table-cell-properties fo:background-color="#069a2e" style:diagonal-bl-tr="none" style:diagonal-tl-br="none" fo:border="1.25pt solid #000000"/>
      <style:text-properties fo:font-weight="bold"/>
    </style:style>
    <style:style style:name="Sin_20_título4" style:display-name="Sin título4" style:family="table-cell" style:parent-style-name="Default">
      <style:table-cell-properties fo:background-color="#ff0000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46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0:13:56.56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9T10:19:40.523000000</meta:creation-date>
    <dc:date>2024-05-02T10:16:43.250000000</dc:date>
    <meta:editing-duration>PT4H45M35S</meta:editing-duration>
    <meta:editing-cycles>27</meta:editing-cycles>
    <meta:generator>LibreOffice/7.2.1.2$Windows_X86_64 LibreOffice_project/87b77fad49947c1441b67c559c339af8f3517e22</meta:generator>
    <meta:print-date>2024-04-30T13:21:24.052000000</meta:print-date>
    <meta:document-statistic meta:table-count="1" meta:cell-count="717" meta:object-count="0"/>
  </office:meta>
</office:document-meta>
</file>